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66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74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95.33pt" svg:y="294.97pt">
            <loext:p draw:notify-on-update-of-ranges="Sheet1.A35:Sheet1.A35 Sheet1.A36:Sheet1.A47 Sheet1.B35:Sheet1.B35 Sheet1.B36:Sheet1.B47 Sheet1.C35:Sheet1.C35 Sheet1.C36:Sheet1.C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65.46pt" svg:y="749pt">
            <loext:p draw:notify-on-update-of-ranges="Sheet1.A70:Sheet1.A70 Sheet1.A71:Sheet1.A82 Sheet1.B70:Sheet1.B70 Sheet1.B71:Sheet1.B82 Sheet1.C70:Sheet1.C70 Sheet1.C71:Sheet1.C8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569.4pt" svg:y="1024.58pt">
            <loext:p draw:notify-on-update-of-ranges="Sheet1.A85:Sheet1.A85 Sheet1.A86:Sheet1.A97 Sheet1.B85:Sheet1.B85 Sheet1.B86:Sheet1.B97 Sheet1.C85:Sheet1.C85 Sheet1.C86:Sheet1.C9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23pt" svg:x="594.94pt" svg:y="1156.54pt">
            <loext:p draw:notify-on-update-of-ranges="Sheet1.J113:Sheet1.J113 Sheet1.J114:Sheet1.J125 Sheet1.K113:Sheet1.K113 Sheet1.K114:Sheet1.K125 Sheet1.L113:Sheet1.L113 Sheet1.L114:Sheet1.L1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517.38pt" svg:y="21.66pt">
            <loext:p draw:notify-on-update-of-ranges="Sheet1.A6:Sheet1.A6 Sheet1.A7:Sheet1.A18 Sheet1.B6:Sheet1.B6 Sheet1.B7:Sheet1.B18 Sheet1.C6:Sheet1.C6 Sheet1.C7:Sheet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453.51pt" svg:height="255.09pt" svg:x="384.18pt" svg:y="1614.13pt">
            <loext:p draw:notify-on-update-of-ranges="Sheet1.A146:Sheet1.A146 Sheet1.A147:Sheet1.A158 Sheet1.B146:Sheet1.B146 Sheet1.B147:Sheet1.B158 Sheet1.C146:Sheet1.C146 Sheet1.C147:Sheet1.C15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53.51pt" svg:height="255.09pt" svg:x="229.75pt" svg:y="2192.91pt">
            <loext:p draw:notify-on-update-of-ranges="Sheet1.J171:Sheet1.J172 Sheet1.J173:Sheet1.J184 Sheet1.K171:Sheet1.K172 Sheet1.K173:Sheet1.K184 Sheet1.L171:Sheet1.L172 Sheet1.L173:Sheet1.L18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453.51pt" svg:height="255.09pt" svg:x="373.18pt" svg:y="1943.15pt">
            <loext:p draw:notify-on-update-of-ranges="Sheet1.A161:Sheet1.A161 Sheet1.A162:Sheet1.A173 Sheet1.B161:Sheet1.B161 Sheet1.B162:Sheet1.B173 Sheet1.C161:Sheet1.C161 Sheet1.C162:Sheet1.C17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453.51pt" svg:height="255.09pt" svg:x="303.82pt" svg:y="2383.63pt">
            <loext:p draw:notify-on-update-of-ranges="Sheet1.J187:Sheet1.J187 Sheet1.J188:Sheet1.J199 Sheet1.K187:Sheet1.K187 Sheet1.K188:Sheet1.K199 Sheet1.L187:Sheet1.L187 Sheet1.L188:Sheet1.L19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draw:text-style-name="P1" svg:width="453.51pt" svg:height="255.09pt" svg:x="1246.17pt" svg:y="2312.84pt">
            <loext:p draw:notify-on-update-of-ranges="Sheet1.N187:Sheet1.N187 Sheet1.N188:Sheet1.N199 Sheet1.O187:Sheet1.O187 Sheet1.O188:Sheet1.O199 Sheet1.P187:Sheet1.P187 Sheet1.P188:Sheet1.P19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535.38pt" svg:y="2565.86pt">
            <loext:p draw:notify-on-update-of-ranges="Sheet1.N201:Sheet1.N201 Sheet1.N202:Sheet1.N213 Sheet1.O201:Sheet1.O201 Sheet1.O202:Sheet1.O213 Sheet1.P201:Sheet1.P201 Sheet1.P202:Sheet1.P2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Daily Light Integral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7.5" calcext:value-type="float">
            <text:p>17.5</text:p>
          </table:table-cell>
          <table:table-cell office:value-type="float" office:value="22.5" calcext:value-type="float">
            <text:p>2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7.5" calcext:value-type="float">
            <text:p>27.5</text:p>
          </table:table-cell>
          <table:table-cell office:value-type="float" office:value="32.5" calcext:value-type="float">
            <text:p>3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37.5" calcext:value-type="float">
            <text:p>37.5</text:p>
          </table:table-cell>
          <table:table-cell office:value-type="float" office:value="42.5" calcext:value-type="float">
            <text:p>4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2" office:value-type="float" office:value="52.5" calcext:value-type="float">
            <text:p>5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2.5" calcext:value-type="float">
            <text:p>52.5</text:p>
          </table:table-cell>
          <table:table-cell office:value-type="float" office:value="57.5" calcext:value-type="float">
            <text:p>5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2.5" calcext:value-type="float">
            <text:p>42.5</text:p>
          </table:table-cell>
          <table:table-cell office:value-type="float" office:value="47.5" calcext:value-type="float">
            <text:p>4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2.5" calcext:value-type="float">
            <text:p>32.5</text:p>
          </table:table-cell>
          <table:table-cell office:value-type="float" office:value="42.5" calcext:value-type="float">
            <text:p>4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2.5" calcext:value-type="float">
            <text:p>22.5</text:p>
          </table:table-cell>
          <table:table-cell office:value-type="float" office:value="27.5" calcext:value-type="float">
            <text:p>2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 office:value-type="float" office:value="17.5" calcext:value-type="float">
            <text:p>1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20% off for glazing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jan" calcext:value-type="string">
            <text:p>jan</text:p>
          </table:table-cell>
          <table:table-cell table:formula="of:=[.B7]*0.8" office:value-type="float" office:value="10" calcext:value-type="float">
            <text:p>10</text:p>
          </table:table-cell>
          <table:table-cell table:formula="of:=[.C7]*0.8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formula="of:=[.A8]" office:value-type="string" office:string-value="feb" calcext:value-type="string">
            <text:p>feb</text:p>
          </table:table-cell>
          <table:table-cell table:formula="of:=[.B8]*0.8" office:value-type="float" office:value="14" calcext:value-type="float">
            <text:p>14</text:p>
          </table:table-cell>
          <table:table-cell table:formula="of:=[.C8]*0.8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formula="of:=[.A9]" office:value-type="string" office:string-value="mar" calcext:value-type="string">
            <text:p>mar</text:p>
          </table:table-cell>
          <table:table-cell table:formula="of:=[.B9]*0.8" office:value-type="float" office:value="22" calcext:value-type="float">
            <text:p>22</text:p>
          </table:table-cell>
          <table:table-cell table:formula="of:=[.C9]*0.8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formula="of:=[.A10]" office:value-type="string" office:string-value="apr" calcext:value-type="string">
            <text:p>apr</text:p>
          </table:table-cell>
          <table:table-cell table:formula="of:=[.B10]*0.8" office:value-type="float" office:value="30" calcext:value-type="float">
            <text:p>30</text:p>
          </table:table-cell>
          <table:table-cell table:formula="of:=[.C10]*0.8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formula="of:=[.A11]" office:value-type="string" office:string-value="may" calcext:value-type="string">
            <text:p>may</text:p>
          </table:table-cell>
          <table:table-cell table:formula="of:=[.B11]*0.8" office:value-type="float" office:value="38" calcext:value-type="float">
            <text:p>38</text:p>
          </table:table-cell>
          <table:table-cell table:formula="of:=[.C11]*0.8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formula="of:=[.A12]" office:value-type="string" office:string-value="jun" calcext:value-type="string">
            <text:p>jun</text:p>
          </table:table-cell>
          <table:table-cell table:formula="of:=[.B12]*0.8" office:value-type="float" office:value="42" calcext:value-type="float">
            <text:p>42</text:p>
          </table:table-cell>
          <table:table-cell table:formula="of:=[.C12]*0.8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formula="of:=[.A13]" office:value-type="string" office:string-value="jul" calcext:value-type="string">
            <text:p>jul</text:p>
          </table:table-cell>
          <table:table-cell table:formula="of:=[.B13]*0.8" office:value-type="float" office:value="42" calcext:value-type="float">
            <text:p>42</text:p>
          </table:table-cell>
          <table:table-cell table:formula="of:=[.C13]*0.8"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formula="of:=[.A14]" office:value-type="string" office:string-value="aug" calcext:value-type="string">
            <text:p>aug</text:p>
          </table:table-cell>
          <table:table-cell table:formula="of:=[.B14]*0.8" office:value-type="float" office:value="34" calcext:value-type="float">
            <text:p>34</text:p>
          </table:table-cell>
          <table:table-cell table:formula="of:=[.C14]*0.8"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formula="of:=[.A15]" office:value-type="string" office:string-value="sep" calcext:value-type="string">
            <text:p>sep</text:p>
          </table:table-cell>
          <table:table-cell table:formula="of:=[.B15]*0.8" office:value-type="float" office:value="26" calcext:value-type="float">
            <text:p>26</text:p>
          </table:table-cell>
          <table:table-cell table:formula="of:=[.C15]*0.8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formula="of:=[.A16]" office:value-type="string" office:string-value="oct" calcext:value-type="string">
            <text:p>oct</text:p>
          </table:table-cell>
          <table:table-cell table:formula="of:=[.B16]*0.8" office:value-type="float" office:value="18" calcext:value-type="float">
            <text:p>18</text:p>
          </table:table-cell>
          <table:table-cell table:formula="of:=[.C16]*0.8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formula="of:=[.A17]" office:value-type="string" office:string-value="nov" calcext:value-type="string">
            <text:p>nov</text:p>
          </table:table-cell>
          <table:table-cell table:formula="of:=[.B17]*0.8" office:value-type="float" office:value="14" calcext:value-type="float">
            <text:p>14</text:p>
          </table:table-cell>
          <table:table-cell table:formula="of:=[.C17]*0.8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formula="of:=[.A18]" office:value-type="string" office:string-value="dec" calcext:value-type="string">
            <text:p>dec</text:p>
          </table:table-cell>
          <table:table-cell table:formula="of:=[.B18]*0.8" office:value-type="float" office:value="10" calcext:value-type="float">
            <text:p>10</text:p>
          </table:table-cell>
          <table:table-cell table:formula="of:=[.C18]*0.8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fter 20% off for structur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2]" office:value-type="string" office:string-value="jan" calcext:value-type="string">
            <text:p>jan</text:p>
          </table:table-cell>
          <table:table-cell table:formula="of:=[.B22]*0.8" office:value-type="float" office:value="8" calcext:value-type="float">
            <text:p>8</text:p>
          </table:table-cell>
          <table:table-cell table:formula="of:=[.C22]*0.8" office:value-type="float" office:value="11.2" calcext:value-type="float">
            <text:p>11.2</text:p>
          </table:table-cell>
          <table:table-cell table:number-columns-repeated="11"/>
          <table:table-cell table:formula="of:=[.O35]/0.0864" office:value-type="float" office:value="347.222222222222" calcext:value-type="float">
            <text:p>347.2222222222</text:p>
          </table:table-cell>
          <table:table-cell table:number-columns-repeated="4"/>
        </table:table-row>
        <table:table-row table:style-name="ro1">
          <table:table-cell table:formula="of:=[.A23]" office:value-type="string" office:string-value="feb" calcext:value-type="string">
            <text:p>feb</text:p>
          </table:table-cell>
          <table:table-cell table:formula="of:=[.B23]*0.8" office:value-type="float" office:value="11.2" calcext:value-type="float">
            <text:p>11.2</text:p>
          </table:table-cell>
          <table:table-cell table:formula="of:=[.C23]*0.8" office:value-type="float" office:value="14.4" calcext:value-type="float">
            <text:p>14.4</text:p>
          </table:table-cell>
          <table:table-cell table:number-columns-repeated="11"/>
          <table:table-cell table:formula="of:=[.O36]*2" office:value-type="float" office:value="694.444444444444" calcext:value-type="float">
            <text:p>694.4444444444</text:p>
          </table:table-cell>
          <table:table-cell table:number-columns-repeated="4"/>
        </table:table-row>
        <table:table-row table:style-name="ro1">
          <table:table-cell table:formula="of:=[.A24]" office:value-type="string" office:string-value="mar" calcext:value-type="string">
            <text:p>mar</text:p>
          </table:table-cell>
          <table:table-cell table:formula="of:=[.B24]*0.8" office:value-type="float" office:value="17.6" calcext:value-type="float">
            <text:p>17.6</text:p>
          </table:table-cell>
          <table:table-cell table:formula="of:=[.C24]*0.8" office:value-type="float" office:value="20.8" calcext:value-type="float">
            <text:p>20.8</text:p>
          </table:table-cell>
          <table:table-cell table:number-columns-repeated="11"/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formula="of:=[.A25]" office:value-type="string" office:string-value="apr" calcext:value-type="string">
            <text:p>apr</text:p>
          </table:table-cell>
          <table:table-cell table:formula="of:=[.B25]*0.8" office:value-type="float" office:value="24" calcext:value-type="float">
            <text:p>24</text:p>
          </table:table-cell>
          <table:table-cell table:formula="of:=[.C25]*0.8" office:value-type="float" office:value="27.2" calcext:value-type="float">
            <text:p>27.2</text:p>
          </table:table-cell>
          <table:table-cell table:number-columns-repeated="11"/>
          <table:table-cell table:formula="of:=[.O38]-[.O37]" office:value-type="float" office:value="55.5555555555555" calcext:value-type="float">
            <text:p>55.5555555556</text:p>
          </table:table-cell>
          <table:table-cell table:number-columns-repeated="4"/>
        </table:table-row>
        <table:table-row table:style-name="ro1">
          <table:table-cell table:formula="of:=[.A26]" office:value-type="string" office:string-value="may" calcext:value-type="string">
            <text:p>may</text:p>
          </table:table-cell>
          <table:table-cell table:formula="of:=[.B26]*0.8" office:value-type="float" office:value="30.4" calcext:value-type="float">
            <text:p>30.4</text:p>
          </table:table-cell>
          <table:table-cell table:formula="of:=[.C26]*0.8" office:value-type="float" office:value="33.6" calcext:value-type="float">
            <text:p>33.6</text:p>
          </table:table-cell>
          <table:table-cell table:number-columns-repeated="11"/>
          <table:table-cell table:formula="of:=[.O39]/2" office:value-type="float" office:value="27.7777777777778" calcext:value-type="float">
            <text:p>27.7777777778</text:p>
          </table:table-cell>
          <table:table-cell table:number-columns-repeated="4"/>
        </table:table-row>
        <table:table-row table:style-name="ro1">
          <table:table-cell table:formula="of:=[.A27]" office:value-type="string" office:string-value="jun" calcext:value-type="string">
            <text:p>jun</text:p>
          </table:table-cell>
          <table:table-cell table:formula="of:=[.B27]*0.8" office:value-type="float" office:value="33.6" calcext:value-type="float">
            <text:p>33.6</text:p>
          </table:table-cell>
          <table:table-cell table:formula="of:=[.C27]*0.8" office:value-type="float" office:value="33.6" calcext:value-type="float">
            <text:p>33.6</text:p>
          </table:table-cell>
          <table:table-cell table:number-columns-repeated="11"/>
          <table:table-cell table:formula="of:=[.O40]*0.0864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table:formula="of:=[.A28]" office:value-type="string" office:string-value="jul" calcext:value-type="string">
            <text:p>jul</text:p>
          </table:table-cell>
          <table:table-cell table:formula="of:=[.B28]*0.8" office:value-type="float" office:value="33.6" calcext:value-type="float">
            <text:p>33.6</text:p>
          </table:table-cell>
          <table:table-cell table:formula="of:=[.C28]*0.8" office:value-type="float" office:value="36.8" calcext:value-type="float">
            <text:p>36.8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9]" office:value-type="string" office:string-value="aug" calcext:value-type="string">
            <text:p>aug</text:p>
          </table:table-cell>
          <table:table-cell table:formula="of:=[.B29]*0.8" office:value-type="float" office:value="27.2" calcext:value-type="float">
            <text:p>27.2</text:p>
          </table:table-cell>
          <table:table-cell table:formula="of:=[.C29]*0.8" office:value-type="float" office:value="30.4" calcext:value-type="float">
            <text:p>30.4</text:p>
          </table:table-cell>
          <table:table-cell table:number-columns-repeated="11"/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table:formula="of:=[.A30]" office:value-type="string" office:string-value="sep" calcext:value-type="string">
            <text:p>sep</text:p>
          </table:table-cell>
          <table:table-cell table:formula="of:=[.B30]*0.8" office:value-type="float" office:value="20.8" calcext:value-type="float">
            <text:p>20.8</text:p>
          </table:table-cell>
          <table:table-cell table:formula="of:=[.C30]*0.8" office:value-type="float" office:value="27.2" calcext:value-type="float">
            <text:p>27.2</text:p>
          </table:table-cell>
          <table:table-cell table:number-columns-repeated="11"/>
          <table:table-cell table:formula="of:=[.O43]/2" office:value-type="float" office:value="350" calcext:value-type="float">
            <text:p>350</text:p>
          </table:table-cell>
          <table:table-cell table:formula="of:=[.P43]/2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table:formula="of:=[.A31]" office:value-type="string" office:string-value="oct" calcext:value-type="string">
            <text:p>oct</text:p>
          </table:table-cell>
          <table:table-cell table:formula="of:=[.B31]*0.8" office:value-type="float" office:value="14.4" calcext:value-type="float">
            <text:p>14.4</text:p>
          </table:table-cell>
          <table:table-cell table:formula="of:=[.C31]*0.8" office:value-type="float" office:value="17.6" calcext:value-type="float">
            <text:p>17.6</text:p>
          </table:table-cell>
          <table:table-cell table:number-columns-repeated="11"/>
          <table:table-cell table:formula="of:=[.O44]*0.0864" office:value-type="float" office:value="30.24" calcext:value-type="float">
            <text:p>30.24</text:p>
          </table:table-cell>
          <table:table-cell table:formula="of:=[.P44]*0.0864"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formula="of:=[.A32]" office:value-type="string" office:string-value="nov" calcext:value-type="string">
            <text:p>nov</text:p>
          </table:table-cell>
          <table:table-cell table:formula="of:=[.B32]*0.8" office:value-type="float" office:value="11.2" calcext:value-type="float">
            <text:p>11.2</text:p>
          </table:table-cell>
          <table:table-cell table:formula="of:=[.C32]*0.8" office:value-type="float" office:value="11.2" calcext:value-type="float">
            <text:p>11.2</text:p>
          </table:table-cell>
          <table:table-cell table:number-columns-repeated="16"/>
        </table:table-row>
        <table:table-row table:style-name="ro1">
          <table:table-cell table:formula="of:=[.A33]" office:value-type="string" office:string-value="dec" calcext:value-type="string">
            <text:p>dec</text:p>
          </table:table-cell>
          <table:table-cell table:formula="of:=[.B33]*0.8" office:value-type="float" office:value="8" calcext:value-type="float">
            <text:p>8</text:p>
          </table:table-cell>
          <table:table-cell table:formula="of:=[.C33]*0.8" office:value-type="float" office:value="8" calcext:value-type="float">
            <text:p>8</text:p>
          </table:table-cell>
          <table:table-cell table:number-columns-repeated="12"/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[.P47]/0.0864" office:value-type="float" office:value="27.7777777777778" calcext:value-type="float">
            <text:p>27.777777777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[.P48]*2" office:value-type="float" office:value="55.5555555555556" calcext:value-type="float">
            <text:p>55.55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al minus DLI in greenhous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table:number-columns-repeated="13"/>
        </table:table-row>
        <table:table-row table:style-name="ro1">
          <table:table-cell table:formula="of:=[.A36]" office:value-type="string" office:string-value="jan" calcext:value-type="string">
            <text:p>jan</text:p>
          </table:table-cell>
          <table:table-cell table:formula="of:=22 - [.B36]" office:value-type="float" office:value="14" calcext:value-type="float">
            <text:p>14</text:p>
          </table:table-cell>
          <table:table-cell table:formula="of:=22 - [.C36]" office:value-type="float" office:value="10.8" calcext:value-type="float">
            <text:p>10.8</text:p>
          </table:table-cell>
          <table:table-cell/>
          <table:table-cell table:formula="of:=[.E51]/0.0864" office:value-type="float" office:value="254.62962962963" calcext:value-type="float">
            <text:p>254.6296296296</text:p>
          </table:table-cell>
          <table:table-cell table:formula="of:=[.F51]/2" office:value-type="float" office:value="375" calcext:value-type="float">
            <text:p>375</text:p>
          </table:table-cell>
          <table:table-cell table:number-columns-repeated="13"/>
        </table:table-row>
        <table:table-row table:style-name="ro1">
          <table:table-cell table:formula="of:=[.A37]" office:value-type="string" office:string-value="feb" calcext:value-type="string">
            <text:p>feb</text:p>
          </table:table-cell>
          <table:table-cell table:formula="of:=22 - [.B37]" office:value-type="float" office:value="10.8" calcext:value-type="float">
            <text:p>10.8</text:p>
          </table:table-cell>
          <table:table-cell table:formula="of:=22 - [.C37]" office:value-type="float" office:value="7.6" calcext:value-type="float">
            <text:p>7.6</text:p>
          </table:table-cell>
          <table:table-cell/>
          <table:table-cell table:formula="of:=[.E52]*2" office:value-type="float" office:value="509.259259259259" calcext:value-type="float">
            <text:p>509.2592592593</text:p>
          </table:table-cell>
          <table:table-cell table:formula="of:=[.F52]*0.0864" office:value-type="float" office:value="32.4" calcext:value-type="float">
            <text:p>32.4</text:p>
          </table:table-cell>
          <table:table-cell table:number-columns-repeated="13"/>
        </table:table-row>
        <table:table-row table:style-name="ro1">
          <table:table-cell table:formula="of:=[.A38]" office:value-type="string" office:string-value="mar" calcext:value-type="string">
            <text:p>mar</text:p>
          </table:table-cell>
          <table:table-cell table:formula="of:=22 - [.B38]" office:value-type="float" office:value="4.4" calcext:value-type="float">
            <text:p>4.4</text:p>
          </table:table-cell>
          <table:table-cell table:formula="of:=22 - [.C38]" office:value-type="float" office:value="1.2" calcext:value-type="float">
            <text:p>1.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formula="of:=[.A39]" office:value-type="string" office:string-value="apr" calcext:value-type="string">
            <text:p>apr</text:p>
          </table:table-cell>
          <table:table-cell table:formula="of:=22 - [.B39]" office:value-type="float" office:value="-2" calcext:value-type="float">
            <text:p>-2</text:p>
          </table:table-cell>
          <table:table-cell table:formula="of:=22 - [.C39]" office:value-type="float" office:value="-5.2" calcext:value-type="float">
            <text:p>-5.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40]" office:value-type="string" office:string-value="may" calcext:value-type="string">
            <text:p>may</text:p>
          </table:table-cell>
          <table:table-cell table:formula="of:=22 - [.B40]" office:value-type="float" office:value="-8.4" calcext:value-type="float">
            <text:p>-8.4</text:p>
          </table:table-cell>
          <table:table-cell table:formula="of:=22 - [.C40]" office:value-type="float" office:value="-11.6" calcext:value-type="float">
            <text:p>-11.6</text:p>
          </table:table-cell>
          <table:table-cell table:number-columns-repeated="2"/>
          <table:table-cell table:formula="of:=[.F55]/2" office:value-type="float" office:value="500" calcext:value-type="float">
            <text:p>500</text:p>
          </table:table-cell>
          <table:table-cell table:number-columns-repeated="9"/>
          <table:table-cell table:formula="of:=[.P55]/0.0864" office:value-type="float" office:value="254.62962962963" calcext:value-type="float">
            <text:p>254.6296296296</text:p>
          </table:table-cell>
          <table:table-cell table:number-columns-repeated="3"/>
        </table:table-row>
        <table:table-row table:style-name="ro1">
          <table:table-cell table:formula="of:=[.A41]" office:value-type="string" office:string-value="jun" calcext:value-type="string">
            <text:p>jun</text:p>
          </table:table-cell>
          <table:table-cell table:formula="of:=22 - [.B41]" office:value-type="float" office:value="-11.6" calcext:value-type="float">
            <text:p>-11.6</text:p>
          </table:table-cell>
          <table:table-cell table:formula="of:=22 - [.C41]" office:value-type="float" office:value="-11.6" calcext:value-type="float">
            <text:p>-11.6</text:p>
          </table:table-cell>
          <table:table-cell table:number-columns-repeated="2"/>
          <table:table-cell table:formula="of:=[.F56]*0.0864" office:value-type="float" office:value="43.2" calcext:value-type="float">
            <text:p>43.2</text:p>
          </table:table-cell>
          <table:table-cell table:number-columns-repeated="9"/>
          <table:table-cell table:formula="of:=[.P56]*2" office:value-type="float" office:value="509.259259259259" calcext:value-type="float">
            <text:p>509.2592592593</text:p>
          </table:table-cell>
          <table:table-cell table:number-columns-repeated="3"/>
        </table:table-row>
        <table:table-row table:style-name="ro1">
          <table:table-cell table:formula="of:=[.A42]" office:value-type="string" office:string-value="jul" calcext:value-type="string">
            <text:p>jul</text:p>
          </table:table-cell>
          <table:table-cell table:formula="of:=22 - [.B42]" office:value-type="float" office:value="-11.6" calcext:value-type="float">
            <text:p>-11.6</text:p>
          </table:table-cell>
          <table:table-cell table:formula="of:=22 - [.C42]" office:value-type="float" office:value="-14.8" calcext:value-type="float">
            <text:p>-14.8</text:p>
          </table:table-cell>
          <table:table-cell table:number-columns-repeated="16"/>
        </table:table-row>
        <table:table-row table:style-name="ro1">
          <table:table-cell table:formula="of:=[.A43]" office:value-type="string" office:string-value="aug" calcext:value-type="string">
            <text:p>aug</text:p>
          </table:table-cell>
          <table:table-cell table:formula="of:=22 - [.B43]" office:value-type="float" office:value="-5.2" calcext:value-type="float">
            <text:p>-5.2</text:p>
          </table:table-cell>
          <table:table-cell table:formula="of:=22 - [.C43]" office:value-type="float" office:value="-8.4" calcext:value-type="float">
            <text:p>-8.4</text:p>
          </table:table-cell>
          <table:table-cell table:number-columns-repeated="16"/>
        </table:table-row>
        <table:table-row table:style-name="ro1">
          <table:table-cell table:formula="of:=[.A44]" office:value-type="string" office:string-value="sep" calcext:value-type="string">
            <text:p>sep</text:p>
          </table:table-cell>
          <table:table-cell table:formula="of:=22 - [.B44]" office:value-type="float" office:value="1.2" calcext:value-type="float">
            <text:p>1.2</text:p>
          </table:table-cell>
          <table:table-cell table:formula="of:=22 - [.C44]" office:value-type="float" office:value="-5.2" calcext:value-type="float">
            <text:p>-5.2</text:p>
          </table:table-cell>
          <table:table-cell table:number-columns-repeated="16"/>
        </table:table-row>
        <table:table-row table:style-name="ro1">
          <table:table-cell table:formula="of:=[.A45]" office:value-type="string" office:string-value="oct" calcext:value-type="string">
            <text:p>oct</text:p>
          </table:table-cell>
          <table:table-cell table:formula="of:=22 - [.B45]" office:value-type="float" office:value="7.6" calcext:value-type="float">
            <text:p>7.6</text:p>
          </table:table-cell>
          <table:table-cell table:formula="of:=22 - [.C45]" office:value-type="float" office:value="4.4" calcext:value-type="float">
            <text:p>4.4</text:p>
          </table:table-cell>
          <table:table-cell table:number-columns-repeated="16"/>
        </table:table-row>
        <table:table-row table:style-name="ro1">
          <table:table-cell table:formula="of:=[.A46]" office:value-type="string" office:string-value="nov" calcext:value-type="string">
            <text:p>nov</text:p>
          </table:table-cell>
          <table:table-cell table:formula="of:=22 - [.B46]" office:value-type="float" office:value="10.8" calcext:value-type="float">
            <text:p>10.8</text:p>
          </table:table-cell>
          <table:table-cell table:formula="of:=22 - [.C46]" office:value-type="float" office:value="10.8" calcext:value-type="float">
            <text:p>10.8</text:p>
          </table:table-cell>
          <table:table-cell table:number-columns-repeated="16"/>
        </table:table-row>
        <table:table-row table:style-name="ro1">
          <table:table-cell table:formula="of:=[.A47]" office:value-type="string" office:string-value="dec" calcext:value-type="string">
            <text:p>dec</text:p>
          </table:table-cell>
          <table:table-cell table:formula="of:=22 - [.B47]" office:value-type="float" office:value="14" calcext:value-type="float">
            <text:p>14</text:p>
          </table:table-cell>
          <table:table-cell table:formula="of:=22 - [.C47]" office:value-type="float" office:value="14" calcext:value-type="float">
            <text:p>14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DLI needed aux ligh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table:formula="of:=IF([.B52]&gt;0;[.B52];0)" office:value-type="float" office:value="14" calcext:value-type="float">
            <text:p>14</text:p>
          </table:table-cell>
          <table:table-cell table:formula="of:=IF([.C52]&gt;0;[.C52];0)" office:value-type="float" office:value="10.8" calcext:value-type="float">
            <text:p>10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table:formula="of:=IF([.B53]&gt;0;[.B53];0)" office:value-type="float" office:value="10.8" calcext:value-type="float">
            <text:p>10.8</text:p>
          </table:table-cell>
          <table:table-cell table:formula="of:=IF([.C53]&gt;0;[.C53];0)" office:value-type="float" office:value="7.6" calcext:value-type="float">
            <text:p>7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table:formula="of:=IF([.B54]&gt;0;[.B54];0)" office:value-type="float" office:value="4.4" calcext:value-type="float">
            <text:p>4.4</text:p>
          </table:table-cell>
          <table:table-cell table:formula="of:=IF([.C54]&gt;0;[.C54];0)" office:value-type="float" office:value="1.2" calcext:value-type="float">
            <text:p>1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table:formula="of:=IF([.B55]&gt;0;[.B55];0)" office:value-type="float" office:value="0" calcext:value-type="float">
            <text:p>0</text:p>
          </table:table-cell>
          <table:table-cell table:formula="of:=IF([.C55]&gt;0;[.C55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IF([.B56]&gt;0;[.B56];0)" office:value-type="float" office:value="0" calcext:value-type="float">
            <text:p>0</text:p>
          </table:table-cell>
          <table:table-cell table:formula="of:=IF([.C56]&gt;0;[.C56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IF([.B57]&gt;0;[.B57];0)" office:value-type="float" office:value="0" calcext:value-type="float">
            <text:p>0</text:p>
          </table:table-cell>
          <table:table-cell table:formula="of:=IF([.C57]&gt;0;[.C57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IF([.B58]&gt;0;[.B58];0)" office:value-type="float" office:value="0" calcext:value-type="float">
            <text:p>0</text:p>
          </table:table-cell>
          <table:table-cell table:formula="of:=IF([.C58]&gt;0;[.C58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IF([.B59]&gt;0;[.B59];0)" office:value-type="float" office:value="0" calcext:value-type="float">
            <text:p>0</text:p>
          </table:table-cell>
          <table:table-cell table:formula="of:=IF([.C59]&gt;0;[.C59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table:formula="of:=IF([.B60]&gt;0;[.B60];0)" office:value-type="float" office:value="1.2" calcext:value-type="float">
            <text:p>1.2</text:p>
          </table:table-cell>
          <table:table-cell table:formula="of:=IF([.C60]&gt;0;[.C60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IF([.B61]&gt;0;[.B61];0)" office:value-type="float" office:value="7.6" calcext:value-type="float">
            <text:p>7.6</text:p>
          </table:table-cell>
          <table:table-cell table:formula="of:=IF([.C61]&gt;0;[.C61];0)" office:value-type="float" office:value="4.4" calcext:value-type="float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IF([.B62]&gt;0;[.B62];0)" office:value-type="float" office:value="10.8" calcext:value-type="float">
            <text:p>10.8</text:p>
          </table:table-cell>
          <table:table-cell table:formula="of:=IF([.C62]&gt;0;[.C62];0)" office:value-type="float" office:value="10.8" calcext:value-type="float">
            <text:p>10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formula="of:=IF([.B63]&gt;0;[.B63];0)" office:value-type="float" office:value="14" calcext:value-type="float">
            <text:p>14</text:p>
          </table:table-cell>
          <table:table-cell table:formula="of:=IF([.C63]&gt;0;[.C63];0)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verted to pa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table:formula="of:=([.B71]/0.0864) * 2" office:value-type="float" office:value="324.074074074074" calcext:value-type="float">
            <text:p>324.0740740741</text:p>
          </table:table-cell>
          <table:table-cell table:formula="of:=([.C71]/0.0864) * 2"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table:formula="of:=([.B72]/0.0864) * 2" office:value-type="float" office:value="250" calcext:value-type="float">
            <text:p>250</text:p>
          </table:table-cell>
          <table:table-cell table:formula="of:=([.C72]/0.0864) * 2" office:value-type="float" office:value="175.925925925926" calcext:value-type="float">
            <text:p>175.92592592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table:formula="of:=([.B73]/0.0864) * 2" office:value-type="float" office:value="101.851851851852" calcext:value-type="float">
            <text:p>101.8518518519</text:p>
          </table:table-cell>
          <table:table-cell table:formula="of:=([.C73]/0.0864) * 2" office:value-type="float" office:value="27.7777777777778" calcext:value-type="float">
            <text:p>27.77777777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table:formula="of:=([.B74]/0.0864) * 2" office:value-type="float" office:value="0" calcext:value-type="float">
            <text:p>0</text:p>
          </table:table-cell>
          <table:table-cell table:formula="of:=([.C74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([.B75]/0.0864) * 2" office:value-type="float" office:value="0" calcext:value-type="float">
            <text:p>0</text:p>
          </table:table-cell>
          <table:table-cell table:formula="of:=([.C75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([.B76]/0.0864) * 2" office:value-type="float" office:value="0" calcext:value-type="float">
            <text:p>0</text:p>
          </table:table-cell>
          <table:table-cell table:formula="of:=([.C76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([.B77]/0.0864) * 2" office:value-type="float" office:value="0" calcext:value-type="float">
            <text:p>0</text:p>
          </table:table-cell>
          <table:table-cell table:formula="of:=([.C77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([.B78]/0.0864) * 2" office:value-type="float" office:value="0" calcext:value-type="float">
            <text:p>0</text:p>
          </table:table-cell>
          <table:table-cell table:formula="of:=([.C78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table:formula="of:=([.B79]/0.0864) * 2" office:value-type="float" office:value="27.7777777777778" calcext:value-type="float">
            <text:p>27.7777777778</text:p>
          </table:table-cell>
          <table:table-cell table:formula="of:=([.C79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([.B80]/0.0864) * 2" office:value-type="float" office:value="175.925925925926" calcext:value-type="float">
            <text:p>175.9259259259</text:p>
          </table:table-cell>
          <table:table-cell table:formula="of:=([.C80]/0.0864) * 2" office:value-type="float" office:value="101.851851851852" calcext:value-type="float">
            <text:p>101.85185185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([.B81]/0.0864) * 2" office:value-type="float" office:value="250" calcext:value-type="float">
            <text:p>250</text:p>
          </table:table-cell>
          <table:table-cell table:formula="of:=([.C81]/0.0864) * 2"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formula="of:=([.B82]/0.0864) * 2" office:value-type="float" office:value="324.074074074074" calcext:value-type="float">
            <text:p>324.0740740741</text:p>
          </table:table-cell>
          <table:table-cell table:formula="of:=([.C82]/0.0864) * 2" office:value-type="float" office:value="324.074074074074" calcext:value-type="float">
            <text:p>324.074074074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avita takes 1033 watts per 1751 micromo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0 watt Gavitas per sq meter</text:p>
          </table:table-cell>
          <table:table-cell table:number-columns-repeated="4"/>
          <table:table-cell office:value-type="string" calcext:value-type="string">
            <text:p>indo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/>
          <table:table-cell office:value-type="string" calcext:value-type="string">
            <text:p>pa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q ft</text:p>
          </table:table-cell>
          <table:table-cell office:value-type="float" office:value="2750" calcext:value-type="float">
            <text:p>275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n</text:p>
          </table:table-cell>
          <table:table-cell table:formula="of:=[.B86]/1751" office:value-type="float" office:value="0.185079425513463" calcext:value-type="float">
            <text:p>0.1850794255</text:p>
          </table:table-cell>
          <table:table-cell table:formula="of:=[.C86]/1751" office:value-type="float" office:value="0.142775556824672" calcext:value-type="float">
            <text:p>0.1427755568</text:p>
          </table:table-cell>
          <table:table-cell/>
          <table:table-cell office:value-type="string" calcext:value-type="string">
            <text:p>g per sq mtr</text:p>
          </table:table-cell>
          <table:table-cell table:formula="of:=[.F101]/1751" office:value-type="float" office:value="0.428326670474015" calcext:value-type="float">
            <text:p>0.4283266705</text:p>
          </table:table-cell>
          <table:table-cell/>
          <table:table-cell office:value-type="string" calcext:value-type="string">
            <text:p>sq meter</text:p>
          </table:table-cell>
          <table:table-cell table:formula="of:=[.I101]*0.092903" office:value-type="float" office:value="255.48325" calcext:value-type="float">
            <text:p>255.48325</text:p>
          </table:table-cell>
          <table:table-cell table:formula="of:=[.J101]*0.092903" office:value-type="float" office:value="9.2903" calcext:value-type="float">
            <text:p>9.2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b</text:p>
          </table:table-cell>
          <table:table-cell table:formula="of:=[.B87]/1751" office:value-type="float" office:value="0.142775556824672" calcext:value-type="float">
            <text:p>0.1427755568</text:p>
          </table:table-cell>
          <table:table-cell table:formula="of:=[.C87]/1751" office:value-type="float" office:value="0.10047168813588" calcext:value-type="float">
            <text:p>0.1004716881</text:p>
          </table:table-cell>
          <table:table-cell table:number-columns-repeated="4"/>
          <table:table-cell office:value-type="string" calcext:value-type="string">
            <text:p>g per section</text:p>
          </table:table-cell>
          <table:table-cell table:formula="of:=[.I102]*[.#REF!113]" office:value-type="string" office:string-value="" calcext:value-type="error">
            <text:p>#VALUE!</text:p>
          </table:table-cell>
          <table:table-cell table:formula="of:=[.J102]*[.F102]" office:value-type="float" office:value="3.97928326670474" calcext:value-type="float">
            <text:p>3.97928326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</text:p>
          </table:table-cell>
          <table:table-cell table:formula="of:=[.B88]/1751" office:value-type="float" office:value="0.0581678194470884" calcext:value-type="float">
            <text:p>0.0581678194</text:p>
          </table:table-cell>
          <table:table-cell table:formula="of:=[.C88]/1751" office:value-type="float" office:value="0.0158639507582968" calcext:value-type="float">
            <text:p>0.0158639508</text:p>
          </table:table-cell>
          <table:table-cell table:number-columns-repeated="10"/>
          <table:table-cell table:formula="of:=[.N103]/18" office:value-type="float" office:value="1.33333333333333" calcext:value-type="float">
            <text:p>1.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r</text:p>
          </table:table-cell>
          <table:table-cell table:formula="of:=[.B89]/1751" office:value-type="float" office:value="0" calcext:value-type="float">
            <text:p>0</text:p>
          </table:table-cell>
          <table:table-cell table:formula="of:=[.C89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[.B90]/1751" office:value-type="float" office:value="0" calcext:value-type="float">
            <text:p>0</text:p>
          </table:table-cell>
          <table:table-cell table:formula="of:=[.C90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[.B91]/1751" office:value-type="float" office:value="0" calcext:value-type="float">
            <text:p>0</text:p>
          </table:table-cell>
          <table:table-cell table:formula="of:=[.C91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[.B92]/1751" office:value-type="float" office:value="0" calcext:value-type="float">
            <text:p>0</text:p>
          </table:table-cell>
          <table:table-cell table:formula="of:=[.C92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[.B93]/1751" office:value-type="float" office:value="0" calcext:value-type="float">
            <text:p>0</text:p>
          </table:table-cell>
          <table:table-cell table:formula="of:=[.C93]/1751" office:value-type="float" office:value="0" calcext:value-type="float">
            <text:p>0</text:p>
          </table:table-cell>
          <table:table-cell/>
          <table:table-cell office:value-type="string" calcext:value-type="string">
            <text:p>110 gavita's per s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p</text:p>
          </table:table-cell>
          <table:table-cell table:formula="of:=[.B94]/1751" office:value-type="float" office:value="0.0158639507582968" calcext:value-type="float">
            <text:p>0.0158639508</text:p>
          </table:table-cell>
          <table:table-cell table:formula="of:=[.C94]/1751" office:value-type="float" office:value="0" calcext:value-type="float">
            <text:p>0</text:p>
          </table:table-cell>
          <table:table-cell/>
          <table:table-cell office:value-type="string" calcext:value-type="string">
            <text:p>Greenhouse 60 gavitas per s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</text:p>
          </table:table-cell>
          <table:table-cell table:formula="of:=[.B95]/1751" office:value-type="float" office:value="0.10047168813588" calcext:value-type="float">
            <text:p>0.1004716881</text:p>
          </table:table-cell>
          <table:table-cell table:formula="of:=[.C95]/1751" office:value-type="float" office:value="0.0581678194470884" calcext:value-type="float">
            <text:p>0.05816781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[.B96]/1751" office:value-type="float" office:value="0.142775556824672" calcext:value-type="float">
            <text:p>0.1427755568</text:p>
          </table:table-cell>
          <table:table-cell table:formula="of:=[.C96]/1751" office:value-type="float" office:value="0.142775556824672" calcext:value-type="float">
            <text:p>0.1427755568</text:p>
          </table:table-cell>
          <table:table-cell table:number-columns-repeated="6"/>
          <table:table-cell office:value-type="string" calcext:value-type="string">
            <text:p>converted to p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</text:p>
          </table:table-cell>
          <table:table-cell table:formula="of:=[.B97]/1751" office:value-type="float" office:value="0.185079425513463" calcext:value-type="float">
            <text:p>0.1850794255</text:p>
          </table:table-cell>
          <table:table-cell table:formula="of:=[.C97]/1751" office:value-type="float" office:value="0.185079425513463" calcext:value-type="float">
            <text:p>0.1850794255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an</text:p>
          </table:table-cell>
          <table:table-cell table:formula="of:=[.B71]/0.0864*1.34" office:value-type="float" office:value="217.12962962963" calcext:value-type="float">
            <text:p>217.1296296296</text:p>
          </table:table-cell>
          <table:table-cell table:formula="of:=[.C71]/0.0864*1.34" office:value-type="float" office:value="167.5" calcext:value-type="float">
            <text:p>16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 hours per square meter </text:p>
          </table:table-cell>
          <table:table-cell table:number-columns-repeated="8"/>
          <table:table-cell office:value-type="string" calcext:value-type="string">
            <text:p>feb</text:p>
          </table:table-cell>
          <table:table-cell table:formula="of:=[.B72]/0.0864*1.34" office:value-type="float" office:value="167.5" calcext:value-type="float">
            <text:p>167.5</text:p>
          </table:table-cell>
          <table:table-cell table:formula="of:=[.C72]/0.0864*1.34" office:value-type="float" office:value="117.87037037037" calcext:value-type="float">
            <text:p>117.87037037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mar</text:p>
          </table:table-cell>
          <table:table-cell table:formula="of:=[.B73]/0.0864*1.34" office:value-type="float" office:value="68.2407407407407" calcext:value-type="float">
            <text:p>68.2407407407</text:p>
          </table:table-cell>
          <table:table-cell table:formula="of:=[.C73]/0.0864*1.34" office:value-type="float" office:value="18.6111111111111" calcext:value-type="float">
            <text:p>18.6111111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02]*1000" office:value-type="float" office:value="185.079425513463" calcext:value-type="float">
            <text:p>185.0794255135</text:p>
          </table:table-cell>
          <table:table-cell table:formula="of:=[.C102]*1000" office:value-type="float" office:value="142.775556824672" calcext:value-type="float">
            <text:p>142.7755568247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B74]/0.0864*1.34" office:value-type="float" office:value="0" calcext:value-type="float">
            <text:p>0</text:p>
          </table:table-cell>
          <table:table-cell table:formula="of:=[.C74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03]*1000" office:value-type="float" office:value="142.775556824672" calcext:value-type="float">
            <text:p>142.7755568247</text:p>
          </table:table-cell>
          <table:table-cell table:formula="of:=[.C103]*1000" office:value-type="float" office:value="100.47168813588" calcext:value-type="float">
            <text:p>100.4716881359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B75]/0.0864*1.34" office:value-type="float" office:value="0" calcext:value-type="float">
            <text:p>0</text:p>
          </table:table-cell>
          <table:table-cell table:formula="of:=[.C75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04]*1000" office:value-type="float" office:value="58.1678194470884" calcext:value-type="float">
            <text:p>58.1678194471</text:p>
          </table:table-cell>
          <table:table-cell table:formula="of:=[.C104]*1000" office:value-type="float" office:value="15.8639507582968" calcext:value-type="float">
            <text:p>15.8639507583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B76]/0.0864*1.34" office:value-type="float" office:value="0" calcext:value-type="float">
            <text:p>0</text:p>
          </table:table-cell>
          <table:table-cell table:formula="of:=[.C76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05]*1000" office:value-type="float" office:value="0" calcext:value-type="float">
            <text:p>0</text:p>
          </table:table-cell>
          <table:table-cell table:formula="of:=[.C105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B77]/0.0864*1.34" office:value-type="float" office:value="0" calcext:value-type="float">
            <text:p>0</text:p>
          </table:table-cell>
          <table:table-cell table:formula="of:=[.C77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06]*1000" office:value-type="float" office:value="0" calcext:value-type="float">
            <text:p>0</text:p>
          </table:table-cell>
          <table:table-cell table:formula="of:=[.C106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B78]/0.0864*1.34" office:value-type="float" office:value="0" calcext:value-type="float">
            <text:p>0</text:p>
          </table:table-cell>
          <table:table-cell table:formula="of:=[.C78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07]*1000" office:value-type="float" office:value="0" calcext:value-type="float">
            <text:p>0</text:p>
          </table:table-cell>
          <table:table-cell table:formula="of:=[.C107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B79]/0.0864*1.34" office:value-type="float" office:value="18.6111111111111" calcext:value-type="float">
            <text:p>18.6111111111</text:p>
          </table:table-cell>
          <table:table-cell table:formula="of:=[.C79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08]*1000" office:value-type="float" office:value="0" calcext:value-type="float">
            <text:p>0</text:p>
          </table:table-cell>
          <table:table-cell table:formula="of:=[.C108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B80]/0.0864*1.34" office:value-type="float" office:value="117.87037037037" calcext:value-type="float">
            <text:p>117.8703703704</text:p>
          </table:table-cell>
          <table:table-cell table:formula="of:=[.C80]/0.0864*1.34" office:value-type="float" office:value="68.2407407407407" calcext:value-type="float">
            <text:p>68.2407407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09]*1000" office:value-type="float" office:value="0" calcext:value-type="float">
            <text:p>0</text:p>
          </table:table-cell>
          <table:table-cell table:formula="of:=[.C109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B81]/0.0864*1.34" office:value-type="float" office:value="167.5" calcext:value-type="float">
            <text:p>167.5</text:p>
          </table:table-cell>
          <table:table-cell table:formula="of:=[.C81]/0.0864*1.34" office:value-type="float" office:value="167.5" calcext:value-type="float">
            <text:p>16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10]*1000" office:value-type="float" office:value="15.8639507582968" calcext:value-type="float">
            <text:p>15.8639507583</text:p>
          </table:table-cell>
          <table:table-cell table:formula="of:=[.C110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B82]/0.0864*1.34" office:value-type="float" office:value="217.12962962963" calcext:value-type="float">
            <text:p>217.1296296296</text:p>
          </table:table-cell>
          <table:table-cell table:formula="of:=[.C82]/0.0864*1.34" office:value-type="float" office:value="217.12962962963" calcext:value-type="float">
            <text:p>217.1296296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formula="of:=[.B111]*1000" office:value-type="float" office:value="100.47168813588" calcext:value-type="float">
            <text:p>100.4716881359</text:p>
          </table:table-cell>
          <table:table-cell table:formula="of:=[.C111]*1000" office:value-type="float" office:value="58.1678194470884" calcext:value-type="float">
            <text:p>58.16781944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[.B112]*1000" office:value-type="float" office:value="142.775556824672" calcext:value-type="float">
            <text:p>142.7755568247</text:p>
          </table:table-cell>
          <table:table-cell table:formula="of:=[.C112]*1000" office:value-type="float" office:value="142.775556824672" calcext:value-type="float">
            <text:p>142.7755568247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13]*1000" office:value-type="float" office:value="185.079425513463" calcext:value-type="float">
            <text:p>185.0794255135</text:p>
          </table:table-cell>
          <table:table-cell table:formula="of:=[.C113]*1000" office:value-type="float" office:value="185.079425513463" calcext:value-type="float">
            <text:p>185.0794255135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14]/1751" office:value-type="float" office:value="0.12400321509402" calcext:value-type="float">
            <text:p>0.1240032151</text:p>
          </table:table-cell>
          <table:table-cell table:formula="of:=[.L114]/1751" office:value-type="float" office:value="0.09565962307253" calcext:value-type="float">
            <text:p>0.095659623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15]/1751" office:value-type="float" office:value="0.09565962307253" calcext:value-type="float">
            <text:p>0.0956596231</text:p>
          </table:table-cell>
          <table:table-cell table:formula="of:=[.L115]/1751" office:value-type="float" office:value="0.0673160310510396" calcext:value-type="float">
            <text:p>0.0673160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s per day per square meter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16]/1751" office:value-type="float" office:value="0.0389724390295492" calcext:value-type="float">
            <text:p>0.038972439</text:p>
          </table:table-cell>
          <table:table-cell table:formula="of:=[.L116]/1751" office:value-type="float" office:value="0.0106288470080589" calcext:value-type="float">
            <text:p>0.0106288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17]/1751" office:value-type="float" office:value="0" calcext:value-type="float">
            <text:p>0</text:p>
          </table:table-cell>
          <table:table-cell table:formula="of:=[.L117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17]* 12" office:value-type="float" office:value="2220.95310616156" calcext:value-type="float">
            <text:p>2220.9531061616</text:p>
          </table:table-cell>
          <table:table-cell table:formula="of:=[.C117]* 12" office:value-type="float" office:value="1713.30668189606" calcext:value-type="float">
            <text:p>1713.3066818961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18]/1751" office:value-type="float" office:value="0" calcext:value-type="float">
            <text:p>0</text:p>
          </table:table-cell>
          <table:table-cell table:formula="of:=[.L118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18]* 12" office:value-type="float" office:value="1713.30668189606" calcext:value-type="float">
            <text:p>1713.3066818961</text:p>
          </table:table-cell>
          <table:table-cell table:formula="of:=[.C118]* 12" office:value-type="float" office:value="1205.66025763056" calcext:value-type="float">
            <text:p>1205.6602576306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19]/1751" office:value-type="float" office:value="0" calcext:value-type="float">
            <text:p>0</text:p>
          </table:table-cell>
          <table:table-cell table:formula="of:=[.L119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19]* 12" office:value-type="float" office:value="698.013833365061" calcext:value-type="float">
            <text:p>698.0138333651</text:p>
          </table:table-cell>
          <table:table-cell table:formula="of:=[.C119]* 12" office:value-type="float" office:value="190.367409099562" calcext:value-type="float">
            <text:p>190.3674090996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20]/1751" office:value-type="float" office:value="0" calcext:value-type="float">
            <text:p>0</text:p>
          </table:table-cell>
          <table:table-cell table:formula="of:=[.L120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20]* 12" office:value-type="float" office:value="0" calcext:value-type="float">
            <text:p>0</text:p>
          </table:table-cell>
          <table:table-cell table:formula="of:=[.C120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21]/1751" office:value-type="float" office:value="0" calcext:value-type="float">
            <text:p>0</text:p>
          </table:table-cell>
          <table:table-cell table:formula="of:=[.L121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21]* 12" office:value-type="float" office:value="0" calcext:value-type="float">
            <text:p>0</text:p>
          </table:table-cell>
          <table:table-cell table:formula="of:=[.C121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22]/1751" office:value-type="float" office:value="0.0106288470080589" calcext:value-type="float">
            <text:p>0.010628847</text:p>
          </table:table-cell>
          <table:table-cell table:formula="of:=[.L122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22]* 12" office:value-type="float" office:value="0" calcext:value-type="float">
            <text:p>0</text:p>
          </table:table-cell>
          <table:table-cell table:formula="of:=[.C122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23]/1751" office:value-type="float" office:value="0.0673160310510396" calcext:value-type="float">
            <text:p>0.0673160311</text:p>
          </table:table-cell>
          <table:table-cell table:formula="of:=[.L123]/1751" office:value-type="float" office:value="0.0389724390295492" calcext:value-type="float">
            <text:p>0.038972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23]* 12" office:value-type="float" office:value="0" calcext:value-type="float">
            <text:p>0</text:p>
          </table:table-cell>
          <table:table-cell table:formula="of:=[.C123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24]/1751" office:value-type="float" office:value="0.09565962307253" calcext:value-type="float">
            <text:p>0.0956596231</text:p>
          </table:table-cell>
          <table:table-cell table:formula="of:=[.L124]/1751" office:value-type="float" office:value="0.09565962307253" calcext:value-type="float">
            <text:p>0.0956596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24]* 12" office:value-type="float" office:value="0" calcext:value-type="float">
            <text:p>0</text:p>
          </table:table-cell>
          <table:table-cell table:formula="of:=[.C124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25]/1751" office:value-type="float" office:value="0.12400321509402" calcext:value-type="float">
            <text:p>0.1240032151</text:p>
          </table:table-cell>
          <table:table-cell table:formula="of:=[.L125]/1751" office:value-type="float" office:value="0.12400321509402" calcext:value-type="float">
            <text:p>0.1240032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25]* 12" office:value-type="float" office:value="190.367409099562" calcext:value-type="float">
            <text:p>190.3674090996</text:p>
          </table:table-cell>
          <table:table-cell table:formula="of:=[.C125]* 1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26]* 12" office:value-type="float" office:value="1205.66025763056" calcext:value-type="float">
            <text:p>1205.6602576306</text:p>
          </table:table-cell>
          <table:table-cell table:formula="of:=[.C126]* 12" office:value-type="float" office:value="698.013833365061" calcext:value-type="float">
            <text:p>698.0138333651</text:p>
          </table:table-cell>
          <table:table-cell table:number-columns-repeated="6"/>
          <table:table-cell office:value-type="string" calcext:value-type="string">
            <text:p>Watt hours per square meter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27]* 12" office:value-type="float" office:value="1713.30668189606" calcext:value-type="float">
            <text:p>1713.3066818961</text:p>
          </table:table-cell>
          <table:table-cell table:formula="of:=[.C127]* 12" office:value-type="float" office:value="1713.30668189606" calcext:value-type="float">
            <text:p>1713.3066818961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28]* 12" office:value-type="float" office:value="2220.95310616156" calcext:value-type="float">
            <text:p>2220.9531061616</text:p>
          </table:table-cell>
          <table:table-cell table:formula="of:=[.C128]* 12" office:value-type="float" office:value="2220.95310616156" calcext:value-type="float">
            <text:p>2220.9531061616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28]*1000" office:value-type="float" office:value="124.00321509402" calcext:value-type="float">
            <text:p>124.003215094</text:p>
          </table:table-cell>
          <table:table-cell table:formula="of:=[.L128]*1000" office:value-type="float" office:value="95.65962307253" calcext:value-type="float">
            <text:p>95.659623072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29]*1000" office:value-type="float" office:value="95.65962307253" calcext:value-type="float">
            <text:p>95.6596230725</text:p>
          </table:table-cell>
          <table:table-cell table:formula="of:=[.L129]*1000" office:value-type="float" office:value="67.3160310510396" calcext:value-type="float">
            <text:p>67.316031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s per month per square meter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30]*1000" office:value-type="float" office:value="38.9724390295492" calcext:value-type="float">
            <text:p>38.9724390295</text:p>
          </table:table-cell>
          <table:table-cell table:formula="of:=[.L130]*1000" office:value-type="float" office:value="10.6288470080589" calcext:value-type="float">
            <text:p>10.62884700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31]*1000" office:value-type="float" office:value="0" calcext:value-type="float">
            <text:p>0</text:p>
          </table:table-cell>
          <table:table-cell table:formula="of:=[.L131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32]*30" office:value-type="float" office:value="66628.5931848468" calcext:value-type="float">
            <text:p>66628.5931848468</text:p>
          </table:table-cell>
          <table:table-cell table:formula="of:=[.C132]*30" office:value-type="float" office:value="51399.2004568818" calcext:value-type="float">
            <text:p>51399.2004568818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32]*1000" office:value-type="float" office:value="0" calcext:value-type="float">
            <text:p>0</text:p>
          </table:table-cell>
          <table:table-cell table:formula="of:=[.L132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33]*30" office:value-type="float" office:value="51399.2004568818" calcext:value-type="float">
            <text:p>51399.2004568818</text:p>
          </table:table-cell>
          <table:table-cell table:formula="of:=[.C133]*30" office:value-type="float" office:value="36169.8077289168" calcext:value-type="float">
            <text:p>36169.8077289168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33]*1000" office:value-type="float" office:value="0" calcext:value-type="float">
            <text:p>0</text:p>
          </table:table-cell>
          <table:table-cell table:formula="of:=[.L133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34]*30" office:value-type="float" office:value="20940.4150009518" calcext:value-type="float">
            <text:p>20940.4150009518</text:p>
          </table:table-cell>
          <table:table-cell table:formula="of:=[.C134]*30" office:value-type="float" office:value="5711.02227298686" calcext:value-type="float">
            <text:p>5711.0222729869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34]*1000" office:value-type="float" office:value="0" calcext:value-type="float">
            <text:p>0</text:p>
          </table:table-cell>
          <table:table-cell table:formula="of:=[.L134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35]*30" office:value-type="float" office:value="0" calcext:value-type="float">
            <text:p>0</text:p>
          </table:table-cell>
          <table:table-cell table:formula="of:=[.C135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35]*1000" office:value-type="float" office:value="0" calcext:value-type="float">
            <text:p>0</text:p>
          </table:table-cell>
          <table:table-cell table:formula="of:=[.L135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36]*30" office:value-type="float" office:value="0" calcext:value-type="float">
            <text:p>0</text:p>
          </table:table-cell>
          <table:table-cell table:formula="of:=[.C136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36]*1000" office:value-type="float" office:value="10.6288470080589" calcext:value-type="float">
            <text:p>10.6288470081</text:p>
          </table:table-cell>
          <table:table-cell table:formula="of:=[.L136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37]*30" office:value-type="float" office:value="0" calcext:value-type="float">
            <text:p>0</text:p>
          </table:table-cell>
          <table:table-cell table:formula="of:=[.C137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37]*1000" office:value-type="float" office:value="67.3160310510396" calcext:value-type="float">
            <text:p>67.316031051</text:p>
          </table:table-cell>
          <table:table-cell table:formula="of:=[.L137]*1000" office:value-type="float" office:value="38.9724390295492" calcext:value-type="float">
            <text:p>38.9724390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38]*30" office:value-type="float" office:value="0" calcext:value-type="float">
            <text:p>0</text:p>
          </table:table-cell>
          <table:table-cell table:formula="of:=[.C138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38]*1000" office:value-type="float" office:value="95.65962307253" calcext:value-type="float">
            <text:p>95.6596230725</text:p>
          </table:table-cell>
          <table:table-cell table:formula="of:=[.L138]*1000" office:value-type="float" office:value="95.65962307253" calcext:value-type="float">
            <text:p>95.6596230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39]*30" office:value-type="float" office:value="0" calcext:value-type="float">
            <text:p>0</text:p>
          </table:table-cell>
          <table:table-cell table:formula="of:=[.C139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39]*1000" office:value-type="float" office:value="124.00321509402" calcext:value-type="float">
            <text:p>124.003215094</text:p>
          </table:table-cell>
          <table:table-cell table:formula="of:=[.L139]*1000" office:value-type="float" office:value="124.00321509402" calcext:value-type="float">
            <text:p>124.003215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40]*30" office:value-type="float" office:value="5711.02227298686" calcext:value-type="float">
            <text:p>5711.0222729869</text:p>
          </table:table-cell>
          <table:table-cell table:formula="of:=[.C140]*3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41]*30" office:value-type="float" office:value="36169.8077289168" calcext:value-type="float">
            <text:p>36169.8077289168</text:p>
          </table:table-cell>
          <table:table-cell table:formula="of:=[.C141]*30" office:value-type="float" office:value="20940.4150009518" calcext:value-type="float">
            <text:p>20940.4150009518</text:p>
          </table:table-cell>
          <table:table-cell table:number-columns-repeated="6"/>
          <table:table-cell office:value-type="string" calcext:value-type="string">
            <text:p>watts per day per square 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42]*30" office:value-type="float" office:value="51399.2004568818" calcext:value-type="float">
            <text:p>51399.2004568818</text:p>
          </table:table-cell>
          <table:table-cell table:formula="of:=[.C142]*30" office:value-type="float" office:value="51399.2004568818" calcext:value-type="float">
            <text:p>51399.200456881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43]*30" office:value-type="float" office:value="66628.5931848468" calcext:value-type="float">
            <text:p>66628.5931848468</text:p>
          </table:table-cell>
          <table:table-cell table:formula="of:=[.C143]*30" office:value-type="float" office:value="66628.5931848468" calcext:value-type="float">
            <text:p>66628.5931848468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43]* 12" office:value-type="float" office:value="1488.03858112824" calcext:value-type="float">
            <text:p>1488.0385811283</text:p>
          </table:table-cell>
          <table:table-cell table:formula="of:=[.L143]* 12" office:value-type="float" office:value="1147.91547687036" calcext:value-type="float">
            <text:p>1147.915476870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44]* 12" office:value-type="float" office:value="1147.91547687036" calcext:value-type="float">
            <text:p>1147.9154768704</text:p>
          </table:table-cell>
          <table:table-cell table:formula="of:=[.L144]* 12" office:value-type="float" office:value="807.792372612475" calcext:value-type="float">
            <text:p>807.7923726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out 256 square meters per section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45]* 12" office:value-type="float" office:value="467.669268354591" calcext:value-type="float">
            <text:p>467.6692683546</text:p>
          </table:table-cell>
          <table:table-cell table:formula="of:=[.L145]* 12" office:value-type="float" office:value="127.546164096707" calcext:value-type="float">
            <text:p>127.54616409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46]* 12" office:value-type="float" office:value="0" calcext:value-type="float">
            <text:p>0</text:p>
          </table:table-cell>
          <table:table-cell table:formula="of:=[.L146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47]*2709/1000" office:value-type="float" office:value="180496.85893775" calcext:value-type="float">
            <text:p>180496.85893775</text:p>
          </table:table-cell>
          <table:table-cell table:formula="of:=[.C147]*2709/1000" office:value-type="float" office:value="139240.434037693" calcext:value-type="float">
            <text:p>139240.434037693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47]* 12" office:value-type="float" office:value="0" calcext:value-type="float">
            <text:p>0</text:p>
          </table:table-cell>
          <table:table-cell table:formula="of:=[.L147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48]*2709/1000" office:value-type="float" office:value="139240.434037693" calcext:value-type="float">
            <text:p>139240.434037693</text:p>
          </table:table-cell>
          <table:table-cell table:formula="of:=[.C148]*2709/1000" office:value-type="float" office:value="97984.0091376356" calcext:value-type="float">
            <text:p>97984.0091376356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48]* 12" office:value-type="float" office:value="0" calcext:value-type="float">
            <text:p>0</text:p>
          </table:table-cell>
          <table:table-cell table:formula="of:=[.L148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49]*2709/1000" office:value-type="float" office:value="56727.5842375785" calcext:value-type="float">
            <text:p>56727.5842375785</text:p>
          </table:table-cell>
          <table:table-cell table:formula="of:=[.C149]*2709/1000" office:value-type="float" office:value="15471.1593375214" calcext:value-type="float">
            <text:p>15471.1593375214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49]* 12" office:value-type="float" office:value="0" calcext:value-type="float">
            <text:p>0</text:p>
          </table:table-cell>
          <table:table-cell table:formula="of:=[.L149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50]*2709/1000" office:value-type="float" office:value="0" calcext:value-type="float">
            <text:p>0</text:p>
          </table:table-cell>
          <table:table-cell table:formula="of:=[.C150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50]* 12" office:value-type="float" office:value="0" calcext:value-type="float">
            <text:p>0</text:p>
          </table:table-cell>
          <table:table-cell table:formula="of:=[.L150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51]*2709/1000" office:value-type="float" office:value="0" calcext:value-type="float">
            <text:p>0</text:p>
          </table:table-cell>
          <table:table-cell table:formula="of:=[.C151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51]* 12" office:value-type="float" office:value="127.546164096707" calcext:value-type="float">
            <text:p>127.5461640967</text:p>
          </table:table-cell>
          <table:table-cell table:formula="of:=[.L151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52]*2709/1000" office:value-type="float" office:value="0" calcext:value-type="float">
            <text:p>0</text:p>
          </table:table-cell>
          <table:table-cell table:formula="of:=[.C152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52]* 12" office:value-type="float" office:value="807.792372612475" calcext:value-type="float">
            <text:p>807.7923726125</text:p>
          </table:table-cell>
          <table:table-cell table:formula="of:=[.L152]* 12" office:value-type="float" office:value="467.669268354591" calcext:value-type="float">
            <text:p>467.6692683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53]*2709/1000" office:value-type="float" office:value="0" calcext:value-type="float">
            <text:p>0</text:p>
          </table:table-cell>
          <table:table-cell table:formula="of:=[.C153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53]* 12" office:value-type="float" office:value="1147.91547687036" calcext:value-type="float">
            <text:p>1147.9154768704</text:p>
          </table:table-cell>
          <table:table-cell table:formula="of:=[.L153]* 12" office:value-type="float" office:value="1147.91547687036" calcext:value-type="float">
            <text:p>1147.9154768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54]*2709/1000" office:value-type="float" office:value="0" calcext:value-type="float">
            <text:p>0</text:p>
          </table:table-cell>
          <table:table-cell table:formula="of:=[.C154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54]* 12" office:value-type="float" office:value="1488.03858112824" calcext:value-type="float">
            <text:p>1488.0385811283</text:p>
          </table:table-cell>
          <table:table-cell table:formula="of:=[.L154]* 12" office:value-type="float" office:value="1488.03858112824" calcext:value-type="float">
            <text:p>1488.0385811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55]*2709/1000" office:value-type="float" office:value="15471.1593375214" calcext:value-type="float">
            <text:p>15471.1593375214</text:p>
          </table:table-cell>
          <table:table-cell table:formula="of:=[.C155]*2709/10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56]*2709/1000" office:value-type="float" office:value="97984.0091376356" calcext:value-type="float">
            <text:p>97984.0091376356</text:p>
          </table:table-cell>
          <table:table-cell table:formula="of:=[.C156]*2709/1000" office:value-type="float" office:value="56727.5842375785" calcext:value-type="float">
            <text:p>56727.5842375785</text:p>
          </table:table-cell>
          <table:table-cell table:number-columns-repeated="6"/>
          <table:table-cell office:value-type="string" calcext:value-type="string">
            <text:p>watts per month per square 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57]*2709/1000" office:value-type="float" office:value="139240.434037693" calcext:value-type="float">
            <text:p>139240.434037693</text:p>
          </table:table-cell>
          <table:table-cell table:formula="of:=[.C157]*2709/1000" office:value-type="float" office:value="139240.434037693" calcext:value-type="float">
            <text:p>139240.434037693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58]*2709/1000" office:value-type="float" office:value="180496.85893775" calcext:value-type="float">
            <text:p>180496.85893775</text:p>
          </table:table-cell>
          <table:table-cell table:formula="of:=[.C158]*2709/1000" office:value-type="float" office:value="180496.85893775" calcext:value-type="float">
            <text:p>180496.85893775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58]*30" office:value-type="float" office:value="44641.1574338473" calcext:value-type="float">
            <text:p>44641.1574338473</text:p>
          </table:table-cell>
          <table:table-cell table:formula="of:=[.L158]*30" office:value-type="float" office:value="34437.4643061108" calcext:value-type="float">
            <text:p>34437.4643061108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59]*30" office:value-type="float" office:value="34437.4643061108" calcext:value-type="float">
            <text:p>34437.4643061108</text:p>
          </table:table-cell>
          <table:table-cell table:formula="of:=[.L159]*30" office:value-type="float" office:value="24233.7711783743" calcext:value-type="float">
            <text:p>24233.7711783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 25 cents per kwh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60]*30" office:value-type="float" office:value="14030.0780506377" calcext:value-type="float">
            <text:p>14030.0780506377</text:p>
          </table:table-cell>
          <table:table-cell table:formula="of:=[.L160]*30" office:value-type="float" office:value="3826.3849229012" calcext:value-type="float">
            <text:p>3826.3849229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61]*30" office:value-type="float" office:value="0" calcext:value-type="float">
            <text:p>0</text:p>
          </table:table-cell>
          <table:table-cell table:formula="of:=[.L161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62]/1000*0.25" office:value-type="float" office:value="45.1242147344375" calcext:value-type="float">
            <text:p>45.1242147344</text:p>
          </table:table-cell>
          <table:table-cell table:formula="of:=[.C162]/1000*0.25" office:value-type="float" office:value="34.8101085094232" calcext:value-type="float">
            <text:p>34.8101085094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62]*30" office:value-type="float" office:value="0" calcext:value-type="float">
            <text:p>0</text:p>
          </table:table-cell>
          <table:table-cell table:formula="of:=[.L162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63]/1000*0.25" office:value-type="float" office:value="34.8101085094232" calcext:value-type="float">
            <text:p>34.8101085094</text:p>
          </table:table-cell>
          <table:table-cell table:formula="of:=[.C163]/1000*0.25" office:value-type="float" office:value="24.4960022844089" calcext:value-type="float">
            <text:p>24.4960022844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63]*30" office:value-type="float" office:value="0" calcext:value-type="float">
            <text:p>0</text:p>
          </table:table-cell>
          <table:table-cell table:formula="of:=[.L163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64]/1000*0.25" office:value-type="float" office:value="14.1818960593946" calcext:value-type="float">
            <text:p>14.1818960594</text:p>
          </table:table-cell>
          <table:table-cell table:formula="of:=[.C164]/1000*0.25" office:value-type="float" office:value="3.86778983438035" calcext:value-type="float">
            <text:p>3.8677898344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64]*30" office:value-type="float" office:value="0" calcext:value-type="float">
            <text:p>0</text:p>
          </table:table-cell>
          <table:table-cell table:formula="of:=[.L164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65]/1000*0.25" office:value-type="float" office:value="0" calcext:value-type="float">
            <text:p>0</text:p>
          </table:table-cell>
          <table:table-cell table:formula="of:=[.C165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65]*30" office:value-type="float" office:value="0" calcext:value-type="float">
            <text:p>0</text:p>
          </table:table-cell>
          <table:table-cell table:formula="of:=[.L165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66]/1000*0.25" office:value-type="float" office:value="0" calcext:value-type="float">
            <text:p>0</text:p>
          </table:table-cell>
          <table:table-cell table:formula="of:=[.C166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66]*30" office:value-type="float" office:value="3826.3849229012" calcext:value-type="float">
            <text:p>3826.3849229012</text:p>
          </table:table-cell>
          <table:table-cell table:formula="of:=[.L166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67]/1000*0.25" office:value-type="float" office:value="0" calcext:value-type="float">
            <text:p>0</text:p>
          </table:table-cell>
          <table:table-cell table:formula="of:=[.C167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67]*30" office:value-type="float" office:value="24233.7711783743" calcext:value-type="float">
            <text:p>24233.7711783743</text:p>
          </table:table-cell>
          <table:table-cell table:formula="of:=[.L167]*30" office:value-type="float" office:value="14030.0780506377" calcext:value-type="float">
            <text:p>14030.0780506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68]/1000*0.25" office:value-type="float" office:value="0" calcext:value-type="float">
            <text:p>0</text:p>
          </table:table-cell>
          <table:table-cell table:formula="of:=[.C168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68]*30" office:value-type="float" office:value="34437.4643061108" calcext:value-type="float">
            <text:p>34437.4643061108</text:p>
          </table:table-cell>
          <table:table-cell table:formula="of:=[.L168]*30" office:value-type="float" office:value="34437.4643061108" calcext:value-type="float">
            <text:p>34437.4643061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69]/1000*0.25" office:value-type="float" office:value="0" calcext:value-type="float">
            <text:p>0</text:p>
          </table:table-cell>
          <table:table-cell table:formula="of:=[.C169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69]*30" office:value-type="float" office:value="44641.1574338473" calcext:value-type="float">
            <text:p>44641.1574338473</text:p>
          </table:table-cell>
          <table:table-cell table:formula="of:=[.L169]*30" office:value-type="float" office:value="44641.1574338473" calcext:value-type="float">
            <text:p>44641.1574338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70]/1000*0.25" office:value-type="float" office:value="3.86778983438035" calcext:value-type="float">
            <text:p>3.8677898344</text:p>
          </table:table-cell>
          <table:table-cell table:formula="of:=[.C170]/1000*0.2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71]/1000*0.25" office:value-type="float" office:value="24.4960022844089" calcext:value-type="float">
            <text:p>24.4960022844</text:p>
          </table:table-cell>
          <table:table-cell table:formula="of:=[.C171]/1000*0.25" office:value-type="float" office:value="14.1818960593946" calcext:value-type="float">
            <text:p>14.1818960594</text:p>
          </table:table-cell>
          <table:table-cell table:number-columns-repeated="6"/>
          <table:table-cell office:value-type="string" calcext:value-type="string">
            <text:p>About 256 square meters per section</text:p>
          </table:table-cell>
          <table:table-cell table:number-columns-repeated="3"/>
          <table:table-cell office:value-type="string" calcext:value-type="string">
            <text:p>About 256 square meters p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</text:p>
          </table:table-cell>
          <table:table-cell table:formula="of:=[.B172]/1000*0.25" office:value-type="float" office:value="34.8101085094232" calcext:value-type="float">
            <text:p>34.8101085094</text:p>
          </table:table-cell>
          <table:table-cell table:formula="of:=[.C172]/1000*0.25" office:value-type="float" office:value="34.8101085094232" calcext:value-type="float">
            <text:p>34.8101085094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2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</text:p>
          </table:table-cell>
          <table:table-cell table:formula="of:=[.B173]/1000*0.25" office:value-type="float" office:value="45.1242147344375" calcext:value-type="float">
            <text:p>45.1242147344</text:p>
          </table:table-cell>
          <table:table-cell table:formula="of:=[.C173]/1000*0.25" office:value-type="float" office:value="45.1242147344375" calcext:value-type="float">
            <text:p>45.1242147344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73]*405/1000" office:value-type="float" office:value="18079.6687607082" calcext:value-type="float">
            <text:p>18079.6687607082</text:p>
          </table:table-cell>
          <table:table-cell table:formula="of:=[.L173]*405/1000" office:value-type="float" office:value="13947.1730439749" calcext:value-type="float">
            <text:p>13947.1730439749</text:p>
          </table:table-cell>
          <table:table-cell/>
          <table:table-cell office:value-type="string" calcext:value-type="string">
            <text:p>jan</text:p>
          </table:table-cell>
          <table:table-cell table:formula="of:=[.K188]+[.B162]" office:value-type="float" office:value="198576.527698458" calcext:value-type="float">
            <text:p>198576.527698458</text:p>
          </table:table-cell>
          <table:table-cell table:formula="of:=[.L188]+[.C162]" office:value-type="float" office:value="153187.607081668" calcext:value-type="float">
            <text:p>153187.60708166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74]*405/1000" office:value-type="float" office:value="13947.1730439749" calcext:value-type="float">
            <text:p>13947.1730439749</text:p>
          </table:table-cell>
          <table:table-cell table:formula="of:=[.L174]*405/1000" office:value-type="float" office:value="9814.67732724157" calcext:value-type="float">
            <text:p>9814.6773272416</text:p>
          </table:table-cell>
          <table:table-cell/>
          <table:table-cell office:value-type="string" calcext:value-type="string">
            <text:p>feb</text:p>
          </table:table-cell>
          <table:table-cell table:formula="of:=[.K189]+[.B163]" office:value-type="float" office:value="153187.607081668" calcext:value-type="float">
            <text:p>153187.607081668</text:p>
          </table:table-cell>
          <table:table-cell table:formula="of:=[.L189]+[.C163]" office:value-type="float" office:value="107798.686464877" calcext:value-type="float">
            <text:p>107798.686464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 10 sections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75]*405/1000" office:value-type="float" office:value="5682.18161050828" calcext:value-type="float">
            <text:p>5682.1816105083</text:p>
          </table:table-cell>
          <table:table-cell table:formula="of:=[.L175]*405/1000" office:value-type="float" office:value="1549.68589377498" calcext:value-type="float">
            <text:p>1549.685893775</text:p>
          </table:table-cell>
          <table:table-cell/>
          <table:table-cell office:value-type="string" calcext:value-type="string">
            <text:p>mar</text:p>
          </table:table-cell>
          <table:table-cell table:formula="of:=[.K190]+[.B164]" office:value-type="float" office:value="62409.7658480868" calcext:value-type="float">
            <text:p>62409.7658480868</text:p>
          </table:table-cell>
          <table:table-cell table:formula="of:=[.L190]+[.C164]" office:value-type="float" office:value="17020.8452312964" calcext:value-type="float">
            <text:p>17020.84523129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76]*405/1000" office:value-type="float" office:value="0" calcext:value-type="float">
            <text:p>0</text:p>
          </table:table-cell>
          <table:table-cell table:formula="of:=[.L176]*405/1000" office:value-type="float" office:value="0" calcext:value-type="float">
            <text:p>0</text:p>
          </table:table-cell>
          <table:table-cell/>
          <table:table-cell office:value-type="string" calcext:value-type="string">
            <text:p>apr</text:p>
          </table:table-cell>
          <table:table-cell table:formula="of:=[.K191]+[.B165]" office:value-type="float" office:value="0" calcext:value-type="float">
            <text:p>0</text:p>
          </table:table-cell>
          <table:table-cell table:formula="of:=[.L191]+[.C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table:style-name="ce1" table:formula="of:=[.B177]*10" office:value-type="currency" office:currency="USD" office:value="451.242147344375" calcext:value-type="currency">
            <text:p>$451.24</text:p>
          </table:table-cell>
          <table:table-cell table:style-name="ce1" table:formula="of:=[.C177]*10" office:value-type="currency" office:currency="USD" office:value="348.101085094232" calcext:value-type="currency">
            <text:p>$348.10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77]*405/1000" office:value-type="float" office:value="0" calcext:value-type="float">
            <text:p>0</text:p>
          </table:table-cell>
          <table:table-cell table:formula="of:=[.L177]*405/1000" office:value-type="float" office:value="0" calcext:value-type="float">
            <text:p>0</text:p>
          </table:table-cell>
          <table:table-cell/>
          <table:table-cell office:value-type="string" calcext:value-type="string">
            <text:p>may</text:p>
          </table:table-cell>
          <table:table-cell table:formula="of:=[.K192]+[.B166]" office:value-type="float" office:value="0" calcext:value-type="float">
            <text:p>0</text:p>
          </table:table-cell>
          <table:table-cell table:formula="of:=[.L192]+[.C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</text:p>
          </table:table-cell>
          <table:table-cell table:style-name="ce1" table:formula="of:=[.B178]*10" office:value-type="currency" office:currency="USD" office:value="348.101085094232" calcext:value-type="currency">
            <text:p>$348.10</text:p>
          </table:table-cell>
          <table:table-cell table:style-name="ce1" table:formula="of:=[.C178]*10" office:value-type="currency" office:currency="USD" office:value="244.960022844089" calcext:value-type="currency">
            <text:p>$244.96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78]*405/1000" office:value-type="float" office:value="0" calcext:value-type="float">
            <text:p>0</text:p>
          </table:table-cell>
          <table:table-cell table:formula="of:=[.L178]*405/1000" office:value-type="float" office:value="0" calcext:value-type="float">
            <text:p>0</text:p>
          </table:table-cell>
          <table:table-cell/>
          <table:table-cell office:value-type="string" calcext:value-type="string">
            <text:p>jun</text:p>
          </table:table-cell>
          <table:table-cell table:formula="of:=[.K193]+[.B167]" office:value-type="float" office:value="0" calcext:value-type="float">
            <text:p>0</text:p>
          </table:table-cell>
          <table:table-cell table:formula="of:=[.L193]+[.C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table:style-name="ce1" table:formula="of:=[.B179]*10" office:value-type="currency" office:currency="USD" office:value="141.818960593946" calcext:value-type="currency">
            <text:p>$141.82</text:p>
          </table:table-cell>
          <table:table-cell table:style-name="ce1" table:formula="of:=[.C179]*10" office:value-type="currency" office:currency="USD" office:value="38.6778983438035" calcext:value-type="currency">
            <text:p>$38.68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79]*405/1000" office:value-type="float" office:value="0" calcext:value-type="float">
            <text:p>0</text:p>
          </table:table-cell>
          <table:table-cell table:formula="of:=[.L179]*405/1000" office:value-type="float" office:value="0" calcext:value-type="float">
            <text:p>0</text:p>
          </table:table-cell>
          <table:table-cell/>
          <table:table-cell office:value-type="string" calcext:value-type="string">
            <text:p>jul</text:p>
          </table:table-cell>
          <table:table-cell table:formula="of:=[.K194]+[.B168]" office:value-type="float" office:value="0" calcext:value-type="float">
            <text:p>0</text:p>
          </table:table-cell>
          <table:table-cell table:formula="of:=[.L194]+[.C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</text:p>
          </table:table-cell>
          <table:table-cell table:style-name="ce1" table:formula="of:=[.B180]*10" office:value-type="currency" office:currency="USD" office:value="0" calcext:value-type="currency">
            <text:p>$0.00</text:p>
          </table:table-cell>
          <table:table-cell table:style-name="ce1" table:formula="of:=[.C180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80]*405/1000" office:value-type="float" office:value="0" calcext:value-type="float">
            <text:p>0</text:p>
          </table:table-cell>
          <table:table-cell table:formula="of:=[.L180]*405/1000" office:value-type="float" office:value="0" calcext:value-type="float">
            <text:p>0</text:p>
          </table:table-cell>
          <table:table-cell/>
          <table:table-cell office:value-type="string" calcext:value-type="string">
            <text:p>aug</text:p>
          </table:table-cell>
          <table:table-cell table:formula="of:=[.K195]+[.B169]" office:value-type="float" office:value="0" calcext:value-type="float">
            <text:p>0</text:p>
          </table:table-cell>
          <table:table-cell table:formula="of:=[.L195]+[.C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</text:p>
          </table:table-cell>
          <table:table-cell table:style-name="ce1" table:formula="of:=[.B181]*10" office:value-type="currency" office:currency="USD" office:value="0" calcext:value-type="currency">
            <text:p>$0.00</text:p>
          </table:table-cell>
          <table:table-cell table:style-name="ce1" table:formula="of:=[.C181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81]*405/1000" office:value-type="float" office:value="1549.68589377498" calcext:value-type="float">
            <text:p>1549.685893775</text:p>
          </table:table-cell>
          <table:table-cell table:formula="of:=[.L181]*405/1000" office:value-type="float" office:value="0" calcext:value-type="float">
            <text:p>0</text:p>
          </table:table-cell>
          <table:table-cell/>
          <table:table-cell office:value-type="string" calcext:value-type="string">
            <text:p>sep</text:p>
          </table:table-cell>
          <table:table-cell table:formula="of:=[.K196]+[.B170]" office:value-type="float" office:value="17020.8452312964" calcext:value-type="float">
            <text:p>17020.8452312964</text:p>
          </table:table-cell>
          <table:table-cell table:formula="of:=[.L196]+[.C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</text:p>
          </table:table-cell>
          <table:table-cell table:style-name="ce1" table:formula="of:=[.B182]*10" office:value-type="currency" office:currency="USD" office:value="0" calcext:value-type="currency">
            <text:p>$0.00</text:p>
          </table:table-cell>
          <table:table-cell table:style-name="ce1" table:formula="of:=[.C182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82]*405/1000" office:value-type="float" office:value="9814.67732724157" calcext:value-type="float">
            <text:p>9814.6773272416</text:p>
          </table:table-cell>
          <table:table-cell table:formula="of:=[.L182]*405/1000" office:value-type="float" office:value="5682.18161050828" calcext:value-type="float">
            <text:p>5682.1816105083</text:p>
          </table:table-cell>
          <table:table-cell/>
          <table:table-cell office:value-type="string" calcext:value-type="string">
            <text:p>oct</text:p>
          </table:table-cell>
          <table:table-cell table:formula="of:=[.K197]+[.B171]" office:value-type="float" office:value="107798.686464877" calcext:value-type="float">
            <text:p>107798.686464877</text:p>
          </table:table-cell>
          <table:table-cell table:formula="of:=[.L197]+[.C171]" office:value-type="float" office:value="62409.7658480868" calcext:value-type="float">
            <text:p>62409.7658480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</text:p>
          </table:table-cell>
          <table:table-cell table:style-name="ce1" table:formula="of:=[.B183]*10" office:value-type="currency" office:currency="USD" office:value="0" calcext:value-type="currency">
            <text:p>$0.00</text:p>
          </table:table-cell>
          <table:table-cell table:style-name="ce1" table:formula="of:=[.C183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83]*405/1000" office:value-type="float" office:value="13947.1730439749" calcext:value-type="float">
            <text:p>13947.1730439749</text:p>
          </table:table-cell>
          <table:table-cell table:formula="of:=[.L183]*405/1000" office:value-type="float" office:value="13947.1730439749" calcext:value-type="float">
            <text:p>13947.1730439749</text:p>
          </table:table-cell>
          <table:table-cell/>
          <table:table-cell office:value-type="string" calcext:value-type="string">
            <text:p>nov</text:p>
          </table:table-cell>
          <table:table-cell table:formula="of:=[.K198]+[.B172]" office:value-type="float" office:value="153187.607081668" calcext:value-type="float">
            <text:p>153187.607081668</text:p>
          </table:table-cell>
          <table:table-cell table:formula="of:=[.L198]+[.C172]" office:value-type="float" office:value="153187.607081668" calcext:value-type="float">
            <text:p>153187.607081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</text:p>
          </table:table-cell>
          <table:table-cell table:style-name="ce1" table:formula="of:=[.B184]*10" office:value-type="currency" office:currency="USD" office:value="0" calcext:value-type="currency">
            <text:p>$0.00</text:p>
          </table:table-cell>
          <table:table-cell table:style-name="ce1" table:formula="of:=[.C184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84]*405/1000" office:value-type="float" office:value="18079.6687607082" calcext:value-type="float">
            <text:p>18079.6687607082</text:p>
          </table:table-cell>
          <table:table-cell table:formula="of:=[.L184]*405/1000" office:value-type="float" office:value="18079.6687607082" calcext:value-type="float">
            <text:p>18079.6687607082</text:p>
          </table:table-cell>
          <table:table-cell/>
          <table:table-cell office:value-type="string" calcext:value-type="string">
            <text:p>dec</text:p>
          </table:table-cell>
          <table:table-cell table:formula="of:=[.K199]+[.B173]" office:value-type="float" office:value="198576.527698458" calcext:value-type="float">
            <text:p>198576.527698458</text:p>
          </table:table-cell>
          <table:table-cell table:formula="of:=[.L199]+[.C173]" office:value-type="float" office:value="198576.527698458" calcext:value-type="float">
            <text:p>198576.527698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</text:p>
          </table:table-cell>
          <table:table-cell table:style-name="ce1" table:formula="of:=[.B185]*10" office:value-type="currency" office:currency="USD" office:value="38.6778983438035" calcext:value-type="currency">
            <text:p>$38.68</text:p>
          </table:table-cell>
          <table:table-cell table:style-name="ce1" table:formula="of:=[.C185]*10" office:value-type="currency" office:currency="USD" office:value="0" calcext:value-type="currency">
            <text:p>$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style-name="ce1" table:formula="of:=[.B186]*10" office:value-type="currency" office:currency="USD" office:value="244.960022844089" calcext:value-type="currency">
            <text:p>$244.96</text:p>
          </table:table-cell>
          <table:table-cell table:style-name="ce1" table:formula="of:=[.C186]*10" office:value-type="currency" office:currency="USD" office:value="141.818960593946" calcext:value-type="currency">
            <text:p>$141.82</text:p>
          </table:table-cell>
          <table:table-cell table:number-columns-repeated="11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</text:p>
          </table:table-cell>
          <table:table-cell table:style-name="ce1" table:formula="of:=[.B187]*10" office:value-type="currency" office:currency="USD" office:value="348.101085094232" calcext:value-type="currency">
            <text:p>$348.10</text:p>
          </table:table-cell>
          <table:table-cell table:style-name="ce1" table:formula="of:=[.C187]*10" office:value-type="currency" office:currency="USD" office:value="348.101085094232" calcext:value-type="currency">
            <text:p>$348.10</text:p>
          </table:table-cell>
          <table:table-cell table:number-columns-repeated="10"/>
          <table:table-cell office:value-type="string" calcext:value-type="string">
            <text:p>jan</text:p>
          </table:table-cell>
          <table:table-cell table:style-name="ce1" table:formula="of:=[.O188]*0.25" office:value-type="currency" office:currency="USD" office:value="49644.1319246145" calcext:value-type="currency">
            <text:p>$49,644.13</text:p>
          </table:table-cell>
          <table:table-cell table:style-name="ce1" table:formula="of:=[.P188]*0.25" office:value-type="currency" office:currency="USD" office:value="38296.9017704169" calcext:value-type="currency">
            <text:p>$38,296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</text:p>
          </table:table-cell>
          <table:table-cell table:style-name="ce1" table:formula="of:=[.B188]*10" office:value-type="currency" office:currency="USD" office:value="451.242147344375" calcext:value-type="currency">
            <text:p>$451.24</text:p>
          </table:table-cell>
          <table:table-cell table:style-name="ce1" table:formula="of:=[.C188]*10" office:value-type="currency" office:currency="USD" office:value="451.242147344375" calcext:value-type="currency">
            <text:p>$451.24</text:p>
          </table:table-cell>
          <table:table-cell table:number-columns-repeated="10"/>
          <table:table-cell office:value-type="string" calcext:value-type="string">
            <text:p>feb</text:p>
          </table:table-cell>
          <table:table-cell table:style-name="ce1" table:formula="of:=[.O189]*0.25" office:value-type="currency" office:currency="USD" office:value="38296.9017704169" calcext:value-type="currency">
            <text:p>$38,296.90</text:p>
          </table:table-cell>
          <table:table-cell table:style-name="ce1" table:formula="of:=[.P189]*0.25" office:value-type="currency" office:currency="USD" office:value="26949.6716162193" calcext:value-type="currency">
            <text:p>$26,949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92:.B203])" office:value-type="currency" office:currency="USD" office:value="2024.14334665905" calcext:value-type="currency">
            <text:p>$2,024.14</text:p>
          </table:table-cell>
          <table:table-cell table:style-name="ce1" table:formula="of:=SUM([.C192:.C203])" office:value-type="currency" office:currency="USD" office:value="1572.90119931468" calcext:value-type="currency">
            <text:p>$1,572.90</text:p>
          </table:table-cell>
          <table:table-cell table:number-columns-repeated="10"/>
          <table:table-cell office:value-type="string" calcext:value-type="string">
            <text:p>mar</text:p>
          </table:table-cell>
          <table:table-cell table:style-name="ce1" table:formula="of:=[.O190]*0.25" office:value-type="currency" office:currency="USD" office:value="15602.4414620217" calcext:value-type="currency">
            <text:p>$15,602.44</text:p>
          </table:table-cell>
          <table:table-cell table:style-name="ce1" table:formula="of:=[.P190]*0.25" office:value-type="currency" office:currency="USD" office:value="4255.2113078241" calcext:value-type="currency">
            <text:p>$4,255.2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pr</text:p>
          </table:table-cell>
          <table:table-cell table:style-name="ce1" table:formula="of:=[.O191]*0.25" office:value-type="currency" office:currency="USD" office:value="0" calcext:value-type="currency">
            <text:p>$0.00</text:p>
          </table:table-cell>
          <table:table-cell table:style-name="ce1" table:formula="of:=[.P191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ay</text:p>
          </table:table-cell>
          <table:table-cell table:style-name="ce1" table:formula="of:=[.O192]*0.25" office:value-type="currency" office:currency="USD" office:value="0" calcext:value-type="currency">
            <text:p>$0.00</text:p>
          </table:table-cell>
          <table:table-cell table:style-name="ce1" table:formula="of:=[.P192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n</text:p>
          </table:table-cell>
          <table:table-cell table:style-name="ce1" table:formula="of:=[.O193]*0.25" office:value-type="currency" office:currency="USD" office:value="0" calcext:value-type="currency">
            <text:p>$0.00</text:p>
          </table:table-cell>
          <table:table-cell table:style-name="ce1" table:formula="of:=[.P193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l</text:p>
          </table:table-cell>
          <table:table-cell table:style-name="ce1" table:formula="of:=[.O194]*0.25" office:value-type="currency" office:currency="USD" office:value="0" calcext:value-type="currency">
            <text:p>$0.00</text:p>
          </table:table-cell>
          <table:table-cell table:style-name="ce1" table:formula="of:=[.P194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ug</text:p>
          </table:table-cell>
          <table:table-cell table:style-name="ce1" table:formula="of:=[.O195]*0.25" office:value-type="currency" office:currency="USD" office:value="0" calcext:value-type="currency">
            <text:p>$0.00</text:p>
          </table:table-cell>
          <table:table-cell table:style-name="ce1" table:formula="of:=[.P195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sep</text:p>
          </table:table-cell>
          <table:table-cell table:style-name="ce1" table:formula="of:=[.O196]*0.25" office:value-type="currency" office:currency="USD" office:value="4255.2113078241" calcext:value-type="currency">
            <text:p>$4,255.21</text:p>
          </table:table-cell>
          <table:table-cell table:style-name="ce1" table:formula="of:=[.P196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oct</text:p>
          </table:table-cell>
          <table:table-cell table:style-name="ce1" table:formula="of:=[.O197]*0.25" office:value-type="currency" office:currency="USD" office:value="26949.6716162193" calcext:value-type="currency">
            <text:p>$26,949.67</text:p>
          </table:table-cell>
          <table:table-cell table:style-name="ce1" table:formula="of:=[.P197]*0.25" office:value-type="currency" office:currency="USD" office:value="15602.4414620217" calcext:value-type="currency">
            <text:p>$15,602.4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ov</text:p>
          </table:table-cell>
          <table:table-cell table:style-name="ce1" table:formula="of:=[.O198]*0.25" office:value-type="currency" office:currency="USD" office:value="38296.9017704169" calcext:value-type="currency">
            <text:p>$38,296.90</text:p>
          </table:table-cell>
          <table:table-cell table:style-name="ce1" table:formula="of:=[.P198]*0.25" office:value-type="currency" office:currency="USD" office:value="38296.9017704169" calcext:value-type="currency">
            <text:p>$38,296.9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ec</text:p>
          </table:table-cell>
          <table:table-cell table:style-name="ce1" table:formula="of:=[.O199]*0.25" office:value-type="currency" office:currency="USD" office:value="49644.1319246145" calcext:value-type="currency">
            <text:p>$49,644.13</text:p>
          </table:table-cell>
          <table:table-cell table:style-name="ce1" table:formula="of:=[.P199]*0.25" office:value-type="currency" office:currency="USD" office:value="49644.1319246145" calcext:value-type="currency">
            <text:p>$49,644.13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" table:formula="of:=SUM([.O202:.O213])" office:value-type="currency" office:currency="USD" office:value="222689.391776128" calcext:value-type="currency">
            <text:p>$222,689.39</text:p>
          </table:table-cell>
          <table:table-cell table:style-name="ce1" table:formula="of:=SUM([.P202:.P213])" office:value-type="currency" office:currency="USD" office:value="173045.259851513" calcext:value-type="currency">
            <text:p>$173,045.26</text:p>
          </table:table-cell>
          <table:table-cell table:number-columns-repeated="3"/>
        </table:table-row>
        <table:table-row table:style-name="ro1" table:number-rows-repeated="7">
          <table:table-cell table:number-columns-repeated="19"/>
        </table:table-row>
        <table:table-row table:style-name="ro2">
          <table:table-cell table:number-columns-repeated="13"/>
          <table:table-cell table:style-name="ce2" office:value-type="float" office:value="2709" calcext:value-type="float">
            <text:p>2709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13"/>
          <table:table-cell table:formula="of:=[.N222]*0.333" office:value-type="float" office:value="902.097" calcext:value-type="float">
            <text:p>902.097</text:p>
          </table:table-cell>
          <table:table-cell table:formula="of:=[.O222]*0.2" office:value-type="float" office:value="81" calcext:value-type="float">
            <text:p>81</text:p>
          </table:table-cell>
          <table:table-cell table:number-columns-repeated="3"/>
          <table:table-cell table:formula="of:=[.S222]*400" office:value-type="float" office:value="393200" calcext:value-type="float">
            <text:p>393200</text:p>
          </table:table-cell>
        </table:table-row>
        <table:table-row table:style-name="ro1">
          <table:table-cell table:number-columns-repeated="13"/>
          <table:table-cell table:formula="of:=[.O223]+[.N223]" office:value-type="float" office:value="983.097" calcext:value-type="float">
            <text:p>983.09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2:35:36.3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0:42:10.048000000</meta:creation-date>
    <dc:date>2017-09-14T23:22:51.958000000</dc:date>
    <meta:editing-duration>PT1H10M5S</meta:editing-duration>
    <meta:editing-cycles>3</meta:editing-cycles>
    <meta:generator>LibreOffice/5.0.2.2$Windows_x86 LibreOffice_project/37b43f919e4de5eeaca9b9755ed688758a8251fe</meta:generator>
    <meta:document-statistic meta:table-count="1" meta:cell-count="87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1cm" svg:y="0.316cm" chart:style-name="ch2">
          <text:p>DLI per month</text:p>
        </chart:title>
        <chart:legend chart:legend-position="end" svg:x="12.142cm" svg:y="3.952cm" style:legend-expansion="high" chart:style-name="ch3"/>
        <chart:plot-area chart:style-name="ch4" table:cell-range-address="Sheet1.A6:Sheet1.C18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7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8" chart:label-cell-address="Sheet1.B6:Sheet1.B6" chart:class="chart:line">
            <chart:data-point chart:repeated="12"/>
          </chart:series>
          <chart:series chart:style-name="ch8" chart:values-cell-range-address="Sheet1.C7:Sheet1.C18" chart:label-cell-address="Sheet1.C6:Sheet1.C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6:Sheet1.B6</svg:desc>
                </draw:g>
              </table:table-cell>
              <table:table-cell office:value-type="string">
                <text:p>golden coast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7:Sheet1.A18</svg:desc>
                </draw:g>
              </table:table-cell>
              <table:table-cell office:value-type="float" office:value="12.5">
                <text:p>12.5</text:p>
                <draw:g>
                  <svg:desc>Sheet1.B7:Sheet1.B18</svg:desc>
                </draw:g>
              </table:table-cell>
              <table:table-cell office:value-type="float" office:value="17.5">
                <text:p>17.5</text:p>
                <draw:g>
                  <svg:desc>Sheet1.C7:Sheet1.C18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7.5">
                <text:p>17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7.5">
                <text:p>27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7.5">
                <text:p>37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47.5">
                <text:p>47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52.5">
                <text:p>52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42.5">
                <text:p>42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2.5">
                <text:p>32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2.5">
                <text:p>22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87cm" svg:y="0.316cm" chart:style-name="ch2">
          <text:p>total kWh per month needed for auxillary lighting</text:p>
        </chart:title>
        <chart:legend chart:legend-position="end" svg:x="12.142cm" svg:y="3.952cm" style:legend-expansion="high" chart:style-name="ch3"/>
        <chart:plot-area chart:style-name="ch4" table:cell-range-address="Sheet1.N187:Sheet1.P199" chart:data-source-has-labels="both" svg:x="0.32cm" svg:y="1.275cm" svg:width="11.502cm" svg:height="7.545cm">
          <chartooo:coordinate-region svg:x="1.682cm" svg:y="1.475cm" svg:width="9.86cm" svg:height="6.698cm"/>
          <chart:axis chart:dimension="x" chart:name="primary-x" chart:style-name="ch5" chartooo:axis-type="auto">
            <chartooo:date-scale/>
            <chart:categories table:cell-range-address="Sheet1.N188:Sheet1.N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188:Sheet1.O199" chart:label-cell-address="Sheet1.O187:Sheet1.O187" chart:class="chart:line">
            <chart:data-point chart:repeated="12"/>
          </chart:series>
          <chart:series chart:style-name="ch8" chart:values-cell-range-address="Sheet1.P188:Sheet1.P199" chart:label-cell-address="Sheet1.P187:Sheet1.P18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O187:Sheet1.O187</svg:desc>
                </draw:g>
              </table:table-cell>
              <table:table-cell office:value-type="string">
                <text:p>golden coast</text:p>
                <draw:g>
                  <svg:desc>Sheet1.P187:Sheet1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N188:Sheet1.N199</svg:desc>
                </draw:g>
              </table:table-cell>
              <table:table-cell office:value-type="float" office:value="198576.527698458">
                <text:p>198576.527698458</text:p>
                <draw:g>
                  <svg:desc>Sheet1.O188:Sheet1.O199</svg:desc>
                </draw:g>
              </table:table-cell>
              <table:table-cell office:value-type="float" office:value="153187.607081668">
                <text:p>153187.607081668</text:p>
                <draw:g>
                  <svg:desc>Sheet1.P188:Sheet1.P199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53187.607081668">
                <text:p>153187.607081668</text:p>
              </table:table-cell>
              <table:table-cell office:value-type="float" office:value="107798.686464877">
                <text:p>107798.68646487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2409.7658480868">
                <text:p>62409.7658480868</text:p>
              </table:table-cell>
              <table:table-cell office:value-type="float" office:value="17020.8452312964">
                <text:p>17020.845231296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7020.8452312964">
                <text:p>17020.845231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07798.686464877">
                <text:p>107798.686464877</text:p>
              </table:table-cell>
              <table:table-cell office:value-type="float" office:value="62409.7658480868">
                <text:p>62409.765848086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53187.607081668">
                <text:p>153187.607081668</text:p>
              </table:table-cell>
              <table:table-cell office:value-type="float" office:value="153187.607081668">
                <text:p>153187.60708166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98576.527698458">
                <text:p>198576.527698458</text:p>
              </table:table-cell>
              <table:table-cell office:value-type="float" office:value="198576.527698458">
                <text:p>198576.5276984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59cm" svg:y="0.316cm" chart:style-name="ch2">
          <text:p>monthy auxillary lighting costs</text:p>
        </chart:title>
        <chart:legend chart:legend-position="end" svg:x="12.142cm" svg:y="3.952cm" style:legend-expansion="high" chart:style-name="ch3"/>
        <chart:plot-area chart:style-name="ch4" table:cell-range-address="Sheet1.N201:Sheet1.P213" chart:data-source-has-labels="both" svg:x="0.32cm" svg:y="1.275cm" svg:width="11.502cm" svg:height="7.545cm">
          <chartooo:coordinate-region svg:x="2.264cm" svg:y="1.474cm" svg:width="9.278cm" svg:height="6.699cm"/>
          <chart:axis chart:dimension="x" chart:name="primary-x" chart:style-name="ch5" chartooo:axis-type="auto">
            <chartooo:date-scale/>
            <chart:categories table:cell-range-address="Sheet1.N202:Sheet1.N2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202:Sheet1.O213" chart:label-cell-address="Sheet1.O201:Sheet1.O201" chart:class="chart:line">
            <chart:data-point chart:repeated="12"/>
          </chart:series>
          <chart:series chart:style-name="ch9" chart:values-cell-range-address="Sheet1.P202:Sheet1.P213" chart:label-cell-address="Sheet1.P201:Sheet1.P20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O201:Sheet1.O201</svg:desc>
                </draw:g>
              </table:table-cell>
              <table:table-cell office:value-type="string">
                <text:p>golden coast</text:p>
                <draw:g>
                  <svg:desc>Sheet1.P201:Sheet1.P2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N202:Sheet1.N213</svg:desc>
                </draw:g>
              </table:table-cell>
              <table:table-cell office:value-type="float" office:value="49644.1319246145">
                <text:p>49644.1319246145</text:p>
                <draw:g>
                  <svg:desc>Sheet1.O202:Sheet1.O213</svg:desc>
                </draw:g>
              </table:table-cell>
              <table:table-cell office:value-type="float" office:value="38296.9017704169">
                <text:p>38296.9017704169</text:p>
                <draw:g>
                  <svg:desc>Sheet1.P202:Sheet1.P2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8296.9017704169">
                <text:p>38296.9017704169</text:p>
              </table:table-cell>
              <table:table-cell office:value-type="float" office:value="26949.6716162193">
                <text:p>26949.671616219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5602.4414620217">
                <text:p>15602.4414620217</text:p>
              </table:table-cell>
              <table:table-cell office:value-type="float" office:value="4255.2113078241">
                <text:p>4255.2113078241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4255.2113078241">
                <text:p>4255.211307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6949.6716162193">
                <text:p>26949.6716162193</text:p>
              </table:table-cell>
              <table:table-cell office:value-type="float" office:value="15602.4414620217">
                <text:p>15602.441462021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8296.9017704169">
                <text:p>38296.9017704169</text:p>
              </table:table-cell>
              <table:table-cell office:value-type="float" office:value="38296.9017704169">
                <text:p>38296.9017704169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49644.1319246145">
                <text:p>49644.1319246145</text:p>
              </table:table-cell>
              <table:table-cell office:value-type="float" office:value="49644.1319246145">
                <text:p>49644.131924614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85cm" svg:y="0.316cm" chart:style-name="ch2">
          <text:p>DLI minus glazing and structural loss</text:p>
        </chart:title>
        <chart:legend chart:legend-position="end" svg:x="12.142cm" svg:y="3.952cm" style:legend-expansion="high" chart:style-name="ch3"/>
        <chart:plot-area chart:style-name="ch4" table:cell-range-address="Sheet1.A35:Sheet1.C47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36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47" chart:label-cell-address="Sheet1.B35:Sheet1.B35" chart:class="chart:line">
            <chart:data-point chart:repeated="12"/>
          </chart:series>
          <chart:series chart:style-name="ch8" chart:values-cell-range-address="Sheet1.C36:Sheet1.C47" chart:label-cell-address="Sheet1.C35:Sheet1.C3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35:Sheet1.B35</svg:desc>
                </draw:g>
              </table:table-cell>
              <table:table-cell office:value-type="string">
                <text:p>golden coast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36:Sheet1.A47</svg:desc>
                </draw:g>
              </table:table-cell>
              <table:table-cell office:value-type="float" office:value="8">
                <text:p>8</text:p>
                <draw:g>
                  <svg:desc>Sheet1.B36:Sheet1.B47</svg:desc>
                </draw:g>
              </table:table-cell>
              <table:table-cell office:value-type="float" office:value="11.2">
                <text:p>11.2</text:p>
                <draw:g>
                  <svg:desc>Sheet1.C36:Sheet1.C4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1.2">
                <text:p>11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7.6">
                <text:p>17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4">
                <text:p>2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0.4">
                <text:p>30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3.6">
                <text:p>33.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.8">
                <text:p>20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.4">
                <text:p>14.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85cm" svg:y="0.316cm" chart:style-name="ch2">
          <text:p>additional PAR needed for flower rooms (12 hours light)</text:p>
        </chart:title>
        <chart:legend chart:legend-position="end" svg:x="12.142cm" svg:y="3.952cm" style:legend-expansion="high" chart:style-name="ch3"/>
        <chart:plot-area chart:style-name="ch4" table:cell-range-address="Sheet1.A85:Sheet1.C97" chart:data-source-has-labels="both" svg:x="0.32cm" svg:y="1.275cm" svg:width="11.502cm" svg:height="7.545cm">
          <chartooo:coordinate-region svg:x="1.127cm" svg:y="1.475cm" svg:width="10.415cm" svg:height="6.698cm"/>
          <chart:axis chart:dimension="x" chart:name="primary-x" chart:style-name="ch5" chartooo:axis-type="auto">
            <chartooo:date-scale/>
            <chart:categories table:cell-range-address="Sheet1.A86:Sheet1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6:Sheet1.B97" chart:label-cell-address="Sheet1.B85:Sheet1.B85" chart:class="chart:line">
            <chart:data-point chart:repeated="12"/>
          </chart:series>
          <chart:series chart:style-name="ch8" chart:values-cell-range-address="Sheet1.C86:Sheet1.C97" chart:label-cell-address="Sheet1.C85:Sheet1.C8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85:Sheet1.B85</svg:desc>
                </draw:g>
              </table:table-cell>
              <table:table-cell office:value-type="string">
                <text:p>golden coast</text:p>
                <draw:g>
                  <svg:desc>Sheet1.C85:Sheet1.C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86:Sheet1.A97</svg:desc>
                </draw:g>
              </table:table-cell>
              <table:table-cell office:value-type="float" office:value="324.074074074074">
                <text:p>324.074074074074</text:p>
                <draw:g>
                  <svg:desc>Sheet1.B86:Sheet1.B97</svg:desc>
                </draw:g>
              </table:table-cell>
              <table:table-cell office:value-type="float" office:value="250">
                <text:p>250</text:p>
                <draw:g>
                  <svg:desc>Sheet1.C86:Sheet1.C9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50">
                <text:p>250</text:p>
              </table:table-cell>
              <table:table-cell office:value-type="float" office:value="175.925925925926">
                <text:p>175.92592592592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01.851851851852">
                <text:p>101.851851851852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75.925925925926">
                <text:p>175.925925925926</text:p>
              </table:table-cell>
              <table:table-cell office:value-type="float" office:value="101.851851851852">
                <text:p>101.85185185185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24.074074074074">
                <text:p>324.074074074074</text:p>
              </table:table-cell>
              <table:table-cell office:value-type="float" office:value="324.074074074074">
                <text:p>324.0740740740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ditional DLI needed</text:p>
        </chart:title>
        <chart:legend chart:legend-position="end" svg:x="12.142cm" svg:y="3.952cm" style:legend-expansion="high" chart:style-name="ch3"/>
        <chart:plot-area chart:style-name="ch4" table:cell-range-address="Sheet1.A70:Sheet1.C82" chart:data-source-has-labels="both" svg:x="0.32cm" svg:y="1.275cm" svg:width="11.502cm" svg:height="7.545cm">
          <chartooo:coordinate-region svg:x="0.756cm" svg:y="1.474cm" svg:width="10.601cm" svg:height="6.699cm"/>
          <chart:axis chart:dimension="x" chart:name="primary-x" chart:style-name="ch5" chartooo:axis-type="auto">
            <chartooo:date-scale/>
            <chart:categories table:cell-range-address="Sheet1.A71:Sheet1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1:Sheet1.B82" chart:label-cell-address="Sheet1.B70:Sheet1.B70" chart:class="chart:line">
            <chart:data-point chart:repeated="12"/>
          </chart:series>
          <chart:series chart:style-name="ch8" chart:values-cell-range-address="Sheet1.C71:Sheet1.C82" chart:label-cell-address="Sheet1.C70:Sheet1.C70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70:Sheet1.B70</svg:desc>
                </draw:g>
              </table:table-cell>
              <table:table-cell office:value-type="string">
                <text:p>golden coast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71:Sheet1.A82</svg:desc>
                </draw:g>
              </table:table-cell>
              <table:table-cell office:value-type="float" office:value="14">
                <text:p>14</text:p>
                <draw:g>
                  <svg:desc>Sheet1.B71:Sheet1.B82</svg:desc>
                </draw:g>
              </table:table-cell>
              <table:table-cell office:value-type="float" office:value="10.8">
                <text:p>10.8</text:p>
                <draw:g>
                  <svg:desc>Sheet1.C71:Sheet1.C82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0.8">
                <text:p>10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.4">
                <text:p>4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7.6">
                <text:p>7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veg and mother kWh per month</text:p>
        </chart:title>
        <chart:legend chart:legend-position="end" svg:x="12.142cm" svg:y="3.952cm" style:legend-expansion="high" chart:style-name="ch3"/>
        <chart:plot-area chart:style-name="ch4" table:cell-range-address="Sheet1.J187:Sheet1.L199" chart:data-source-has-labels="both" svg:x="0.32cm" svg:y="1.275cm" svg:width="11.502cm" svg:height="7.545cm">
          <chartooo:coordinate-region svg:x="1.312cm" svg:y="1.474cm" svg:width="10.046cm" svg:height="6.699cm"/>
          <chart:axis chart:dimension="x" chart:name="primary-x" chart:style-name="ch5" chartooo:axis-type="auto">
            <chartooo:date-scale/>
            <chart:categories table:cell-range-address="Sheet1.J188:Sheet1.J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88:Sheet1.K199" chart:label-cell-address="Sheet1.K187:Sheet1.K187" chart:class="chart:line">
            <chart:data-point chart:repeated="12"/>
          </chart:series>
          <chart:series chart:style-name="ch8" chart:values-cell-range-address="Sheet1.L188:Sheet1.L199" chart:label-cell-address="Sheet1.L187:Sheet1.L18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K187:Sheet1.K187</svg:desc>
                </draw:g>
              </table:table-cell>
              <table:table-cell office:value-type="string">
                <text:p>golden coast</text:p>
                <draw:g>
                  <svg:desc>Sheet1.L187:Sheet1.L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88:Sheet1.J199</svg:desc>
                </draw:g>
              </table:table-cell>
              <table:table-cell office:value-type="float" office:value="18079.6687607082">
                <text:p>18079.6687607082</text:p>
                <draw:g>
                  <svg:desc>Sheet1.K188:Sheet1.K199</svg:desc>
                </draw:g>
              </table:table-cell>
              <table:table-cell office:value-type="float" office:value="13947.1730439749">
                <text:p>13947.1730439749</text:p>
                <draw:g>
                  <svg:desc>Sheet1.L188:Sheet1.L199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3947.1730439749">
                <text:p>13947.1730439749</text:p>
              </table:table-cell>
              <table:table-cell office:value-type="float" office:value="9814.67732724157">
                <text:p>9814.6773272415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5682.18161050828">
                <text:p>5682.18161050828</text:p>
              </table:table-cell>
              <table:table-cell office:value-type="float" office:value="1549.68589377498">
                <text:p>1549.6858937749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549.68589377498">
                <text:p>1549.68589377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9814.67732724157">
                <text:p>9814.67732724157</text:p>
              </table:table-cell>
              <table:table-cell office:value-type="float" office:value="5682.18161050828">
                <text:p>5682.1816105082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3947.1730439749">
                <text:p>13947.1730439749</text:p>
              </table:table-cell>
              <table:table-cell office:value-type="float" office:value="13947.1730439749">
                <text:p>13947.1730439749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8079.6687607082">
                <text:p>18079.6687607082</text:p>
              </table:table-cell>
              <table:table-cell office:value-type="float" office:value="18079.6687607082">
                <text:p>18079.66876070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1.983cm" svg:y="0.316cm" chart:style-name="ch2">
          <text:p>additional PAR needed for vegetative growth (veg and mother)</text:p>
        </chart:title>
        <chart:legend chart:legend-position="end" svg:x="12.128cm" svg:y="3.954cm" style:legend-expansion="high" chart:style-name="ch3"/>
        <chart:plot-area chart:style-name="ch4" table:cell-range-address="Sheet1.J113:Sheet1.L125" chart:data-source-has-labels="both" svg:x="0.319cm" svg:y="1.275cm" svg:width="11.49cm" svg:height="7.55cm">
          <chartooo:coordinate-region svg:x="1.126cm" svg:y="1.474cm" svg:width="10.403cm" svg:height="6.704cm"/>
          <chart:axis chart:dimension="x" chart:name="primary-x" chart:style-name="ch5" chartooo:axis-type="auto">
            <chartooo:date-scale/>
            <chart:categories table:cell-range-address="Sheet1.J114:Sheet1.J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14:Sheet1.K125" chart:label-cell-address="Sheet1.K113:Sheet1.K113" chart:class="chart:line">
            <chart:data-point chart:repeated="12"/>
          </chart:series>
          <chart:series chart:style-name="ch8" chart:values-cell-range-address="Sheet1.L114:Sheet1.L125" chart:label-cell-address="Sheet1.L113:Sheet1.L11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K113:Sheet1.K113</svg:desc>
                </draw:g>
              </table:table-cell>
              <table:table-cell office:value-type="string">
                <text:p>golden coast</text:p>
                <draw:g>
                  <svg:desc>Sheet1.L113:Sheet1.L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14:Sheet1.J125</svg:desc>
                </draw:g>
              </table:table-cell>
              <table:table-cell office:value-type="float" office:value="217.12962962963">
                <text:p>217.12962962963</text:p>
                <draw:g>
                  <svg:desc>Sheet1.K114:Sheet1.K125</svg:desc>
                </draw:g>
              </table:table-cell>
              <table:table-cell office:value-type="float" office:value="167.5">
                <text:p>167.5</text:p>
                <draw:g>
                  <svg:desc>Sheet1.L114:Sheet1.L125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67.5">
                <text:p>167.5</text:p>
              </table:table-cell>
              <table:table-cell office:value-type="float" office:value="117.87037037037">
                <text:p>117.8703703703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8.2407407407407">
                <text:p>68.2407407407407</text:p>
              </table:table-cell>
              <table:table-cell office:value-type="float" office:value="18.6111111111111">
                <text:p>18.6111111111111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8.6111111111111">
                <text:p>18.6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17.87037037037">
                <text:p>117.87037037037</text:p>
              </table:table-cell>
              <table:table-cell office:value-type="float" office:value="68.2407407407407">
                <text:p>68.240740740740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67.5">
                <text:p>167.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217.12962962963">
                <text:p>217.12962962963</text:p>
              </table:table-cell>
              <table:table-cell office:value-type="float" office:value="217.12962962963">
                <text:p>217.129629629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flowering watts per month per square meter</text:p>
        </chart:title>
        <chart:legend chart:legend-position="end" svg:x="12.142cm" svg:y="3.952cm" style:legend-expansion="high" chart:style-name="ch3"/>
        <chart:plot-area chart:style-name="ch4" table:cell-range-address="Sheet1.A146:Sheet1.C158" chart:data-source-has-labels="both" svg:x="0.32cm" svg:y="1.275cm" svg:width="11.502cm" svg:height="7.545cm">
          <chartooo:coordinate-region svg:x="1.497cm" svg:y="1.474cm" svg:width="10.045cm" svg:height="6.699cm"/>
          <chart:axis chart:dimension="x" chart:name="primary-x" chart:style-name="ch5" chartooo:axis-type="auto">
            <chartooo:date-scale/>
            <chart:categories table:cell-range-address="Sheet1.A147:Sheet1.A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7:Sheet1.B158" chart:label-cell-address="Sheet1.B146:Sheet1.B146" chart:class="chart:line">
            <chart:data-point chart:repeated="12"/>
          </chart:series>
          <chart:series chart:style-name="ch8" chart:values-cell-range-address="Sheet1.C147:Sheet1.C158" chart:label-cell-address="Sheet1.C146:Sheet1.C14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146:Sheet1.B146</svg:desc>
                </draw:g>
              </table:table-cell>
              <table:table-cell office:value-type="string">
                <text:p>golden coast</text:p>
                <draw:g>
                  <svg:desc>Sheet1.C146:Sheet1.C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147:Sheet1.A158</svg:desc>
                </draw:g>
              </table:table-cell>
              <table:table-cell office:value-type="float" office:value="66628.5931848468">
                <text:p>66628.5931848468</text:p>
                <draw:g>
                  <svg:desc>Sheet1.B147:Sheet1.B158</svg:desc>
                </draw:g>
              </table:table-cell>
              <table:table-cell office:value-type="float" office:value="51399.2004568818">
                <text:p>51399.2004568818</text:p>
                <draw:g>
                  <svg:desc>Sheet1.C147:Sheet1.C158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1399.2004568818">
                <text:p>51399.2004568818</text:p>
              </table:table-cell>
              <table:table-cell office:value-type="float" office:value="36169.8077289168">
                <text:p>36169.807728916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0940.4150009518">
                <text:p>20940.4150009518</text:p>
              </table:table-cell>
              <table:table-cell office:value-type="float" office:value="5711.02227298686">
                <text:p>5711.0222729868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5711.02227298686">
                <text:p>5711.02227298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36169.8077289168">
                <text:p>36169.8077289168</text:p>
              </table:table-cell>
              <table:table-cell office:value-type="float" office:value="20940.4150009518">
                <text:p>20940.415000951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51399.2004568818">
                <text:p>51399.2004568818</text:p>
              </table:table-cell>
              <table:table-cell office:value-type="float" office:value="51399.2004568818">
                <text:p>51399.200456881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66628.5931848468">
                <text:p>66628.5931848468</text:p>
              </table:table-cell>
              <table:table-cell office:value-type="float" office:value="66628.5931848468">
                <text:p>66628.59318484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04cm" svg:y="0.316cm" chart:style-name="ch2">
          <text:p>watts per month per square meter for veg and mothers</text:p>
        </chart:title>
        <chart:legend chart:legend-position="end" svg:x="12.036cm" svg:y="3.952cm" style:legend-expansion="high" chart:style-name="ch3"/>
        <chart:plot-area chart:style-name="ch4" table:cell-range-address="Sheet1.J171:Sheet1.L184" chart:data-source-has-labels="both" svg:x="0.32cm" svg:y="1.275cm" svg:width="11.396cm" svg:height="7.545cm">
          <chartooo:coordinate-region svg:x="1.497cm" svg:y="1.474cm" svg:width="9.939cm" svg:height="6.699cm"/>
          <chart:axis chart:dimension="x" chart:name="primary-x" chart:style-name="ch5" chartooo:axis-type="auto">
            <chartooo:date-scale/>
            <chart:categories table:cell-range-address="Sheet1.J173:Sheet1.J1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73:Sheet1.K184" chart:label-cell-address="Sheet1.K171:Sheet1.K172" chart:class="chart:line">
            <chart:data-point chart:repeated="12"/>
          </chart:series>
          <chart:series chart:style-name="ch8" chart:values-cell-range-address="Sheet1.L173:Sheet1.L184" chart:label-cell-address="Sheet1.L171:Sheet1.L17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text:list>
                  <text:list-item>
                    <text:p/>
                  </text:list-item>
                  <text:list-item>
                    <text:p>state of jefferson</text:p>
                  </text:list-item>
                </text:list>
                <draw:g>
                  <svg:desc>Sheet1.K171:Sheet1.K172</svg:desc>
                </draw:g>
              </table:table-cell>
              <table:table-cell office:value-type="string">
                <text:p>golden coast</text:p>
                <text:list>
                  <text:list-item>
                    <text:p/>
                  </text:list-item>
                  <text:list-item>
                    <text:p>golden coast</text:p>
                  </text:list-item>
                </text:list>
                <draw:g>
                  <svg:desc>Sheet1.L171:Sheet1.L1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73:Sheet1.J184</svg:desc>
                </draw:g>
              </table:table-cell>
              <table:table-cell office:value-type="float" office:value="44641.1574338473">
                <text:p>44641.1574338473</text:p>
                <draw:g>
                  <svg:desc>Sheet1.K173:Sheet1.K184</svg:desc>
                </draw:g>
              </table:table-cell>
              <table:table-cell office:value-type="float" office:value="34437.4643061108">
                <text:p>34437.4643061108</text:p>
                <draw:g>
                  <svg:desc>Sheet1.L173:Sheet1.L18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4437.4643061108">
                <text:p>34437.4643061108</text:p>
              </table:table-cell>
              <table:table-cell office:value-type="float" office:value="24233.7711783743">
                <text:p>24233.771178374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4030.0780506377">
                <text:p>14030.0780506377</text:p>
              </table:table-cell>
              <table:table-cell office:value-type="float" office:value="3826.3849229012">
                <text:p>3826.3849229012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826.3849229012">
                <text:p>3826.3849229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4233.7711783743">
                <text:p>24233.7711783743</text:p>
              </table:table-cell>
              <table:table-cell office:value-type="float" office:value="14030.0780506377">
                <text:p>14030.078050637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4437.4643061108">
                <text:p>34437.4643061108</text:p>
              </table:table-cell>
              <table:table-cell office:value-type="float" office:value="34437.4643061108">
                <text:p>34437.464306110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44641.1574338473">
                <text:p>44641.1574338473</text:p>
              </table:table-cell>
              <table:table-cell office:value-type="float" office:value="44641.1574338473">
                <text:p>44641.15743384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14cm" svg:y="0.316cm" chart:style-name="ch2">
          <text:p>total flowering kWh per month for 10 sections + strain development</text:p>
        </chart:title>
        <chart:legend chart:legend-position="end" svg:x="12.142cm" svg:y="3.952cm" style:legend-expansion="high" chart:style-name="ch3"/>
        <chart:plot-area chart:style-name="ch4" table:cell-range-address="Sheet1.A161:Sheet1.C173" chart:data-source-has-labels="both" svg:x="0.32cm" svg:y="1.275cm" svg:width="11.502cm" svg:height="7.545cm">
          <chartooo:coordinate-region svg:x="1.497cm" svg:y="1.474cm" svg:width="9.86cm" svg:height="6.699cm"/>
          <chart:axis chart:dimension="x" chart:name="primary-x" chart:style-name="ch5" chartooo:axis-type="auto">
            <chartooo:date-scale/>
            <chart:categories table:cell-range-address="Sheet1.A162:Sheet1.A1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2:Sheet1.B173" chart:label-cell-address="Sheet1.B161:Sheet1.B161" chart:class="chart:line">
            <chart:data-point chart:repeated="12"/>
          </chart:series>
          <chart:series chart:style-name="ch8" chart:values-cell-range-address="Sheet1.C162:Sheet1.C173" chart:label-cell-address="Sheet1.C161:Sheet1.C16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161:Sheet1.B161</svg:desc>
                </draw:g>
              </table:table-cell>
              <table:table-cell office:value-type="string">
                <text:p>golden coast</text:p>
                <draw:g>
                  <svg:desc>Sheet1.C161:Sheet1.C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162:Sheet1.A173</svg:desc>
                </draw:g>
              </table:table-cell>
              <table:table-cell office:value-type="float" office:value="180496.85893775">
                <text:p>180496.85893775</text:p>
                <draw:g>
                  <svg:desc>Sheet1.B162:Sheet1.B173</svg:desc>
                </draw:g>
              </table:table-cell>
              <table:table-cell office:value-type="float" office:value="139240.434037693">
                <text:p>139240.434037693</text:p>
                <draw:g>
                  <svg:desc>Sheet1.C162:Sheet1.C17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39240.434037693">
                <text:p>139240.434037693</text:p>
              </table:table-cell>
              <table:table-cell office:value-type="float" office:value="97984.0091376356">
                <text:p>97984.009137635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56727.5842375785">
                <text:p>56727.5842375785</text:p>
              </table:table-cell>
              <table:table-cell office:value-type="float" office:value="15471.1593375214">
                <text:p>15471.159337521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5471.1593375214">
                <text:p>15471.1593375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97984.0091376356">
                <text:p>97984.0091376356</text:p>
              </table:table-cell>
              <table:table-cell office:value-type="float" office:value="56727.5842375785">
                <text:p>56727.584237578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39240.434037693">
                <text:p>139240.434037693</text:p>
              </table:table-cell>
              <table:table-cell office:value-type="float" office:value="139240.434037693">
                <text:p>139240.43403769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80496.85893775">
                <text:p>180496.85893775</text:p>
              </table:table-cell>
              <table:table-cell office:value-type="float" office:value="180496.85893775">
                <text:p>180496.858937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